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5339in" svg:height="3.5453in" svg:x="1.9945in" svg:y="0.0209in">
            <draw:object draw:notify-on-update-of-ranges="Sheet1.A1:Sheet1.A2500 Sheet1.B1:Sheet1.B2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2.222in" svg:y="7.5402in">
            <draw:object draw:notify-on-update-of-ranges="Sheet1.A1:Sheet1.A2500 Sheet1.B1:Sheet1.B2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float" office:value="1">
            <text:p>1</text:p>
          </table:table-cell>
          <table:table-cell office:value-type="float" office:value="24074.5">
            <text:p>2407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53">
            <text:p>2235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98">
            <text:p>2369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60">
            <text:p>2196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91.5">
            <text:p>1809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400">
            <text:p>184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517">
            <text:p>2351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80.5">
            <text:p>1998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61">
            <text:p>2016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39">
            <text:p>2253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975.5">
            <text:p>2097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82">
            <text:p>2368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77">
            <text:p>2497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300">
            <text:p>163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47.5">
            <text:p>2404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93">
            <text:p>2119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77">
            <text:p>2287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549.5">
            <text:p>2554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62.5">
            <text:p>240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52.5">
            <text:p>2435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70.5">
            <text:p>2367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14">
            <text:p>2531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666">
            <text:p>1666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58.5">
            <text:p>1945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58.5">
            <text:p>2365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75.5">
            <text:p>2177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18">
            <text:p>2421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82">
            <text:p>2338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34.5">
            <text:p>2343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84.5">
            <text:p>2348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549">
            <text:p>2654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94.5">
            <text:p>1909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325">
            <text:p>193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93">
            <text:p>2109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39.5">
            <text:p>2193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37">
            <text:p>2043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781.5">
            <text:p>1778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631.5">
            <text:p>1863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835">
            <text:p>248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97.5">
            <text:p>2389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068">
            <text:p>2606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317.5">
            <text:p>2631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817">
            <text:p>2881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83">
            <text:p>232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56">
            <text:p>249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215.5">
            <text:p>162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784">
            <text:p>2678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02.5">
            <text:p>1900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79.5">
            <text:p>2007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09">
            <text:p>213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160">
            <text:p>1916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31">
            <text:p>2253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89.5">
            <text:p>2308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34">
            <text:p>1803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79.5">
            <text:p>2307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68.5">
            <text:p>2216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51">
            <text:p>2445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15">
            <text:p>227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333">
            <text:p>1833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00.5">
            <text:p>2430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67.5">
            <text:p>1946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945">
            <text:p>2094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462">
            <text:p>2646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15">
            <text:p>215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83.5">
            <text:p>2438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55">
            <text:p>2155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04">
            <text:p>2320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20.5">
            <text:p>2182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70">
            <text:p>2427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75">
            <text:p>2107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89">
            <text:p>222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73">
            <text:p>1907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82.5">
            <text:p>1708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88">
            <text:p>2058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41">
            <text:p>1944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700">
            <text:p>277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840">
            <text:p>1784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58.5">
            <text:p>2325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72.5">
            <text:p>2257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63.5">
            <text:p>2196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4.5">
            <text:p>2191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177">
            <text:p>1817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312">
            <text:p>263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880.5">
            <text:p>1888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763.5">
            <text:p>2476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584">
            <text:p>2658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81">
            <text:p>2178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047">
            <text:p>2504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20.5">
            <text:p>2082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00">
            <text:p>218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11.5">
            <text:p>2441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82.5">
            <text:p>2398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90">
            <text:p>2149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60">
            <text:p>2136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19.5">
            <text:p>2291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96">
            <text:p>2199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518">
            <text:p>1951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25">
            <text:p>214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18">
            <text:p>2291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26.5">
            <text:p>1802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08.5">
            <text:p>2130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35">
            <text:p>224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20">
            <text:p>2292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75">
            <text:p>2347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48">
            <text:p>239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26">
            <text:p>2452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21">
            <text:p>2192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73">
            <text:p>2347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45.5">
            <text:p>2184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35.5">
            <text:p>2413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78.5">
            <text:p>2287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70">
            <text:p>2237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6.5">
            <text:p>2000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152">
            <text:p>1915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17.5">
            <text:p>1991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90.5">
            <text:p>2159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44">
            <text:p>2424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48">
            <text:p>208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532.5">
            <text:p>1853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99">
            <text:p>2259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824.5">
            <text:p>2682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44">
            <text:p>2274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742">
            <text:p>2374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61">
            <text:p>2146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31.5">
            <text:p>2083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18">
            <text:p>2231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31.5">
            <text:p>1993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987.5">
            <text:p>2898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81.5">
            <text:p>2448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00">
            <text:p>233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701">
            <text:p>2470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738.5">
            <text:p>2473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45.5">
            <text:p>1804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24">
            <text:p>2192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09">
            <text:p>253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799">
            <text:p>2079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47">
            <text:p>2394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16.5">
            <text:p>2261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421.5">
            <text:p>1742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634.5">
            <text:p>2063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69">
            <text:p>2396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87">
            <text:p>2388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125">
            <text:p>261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728.5">
            <text:p>2072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373">
            <text:p>2037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94.5">
            <text:p>2309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29">
            <text:p>208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55.5">
            <text:p>2345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80.5">
            <text:p>2258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095">
            <text:p>2509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116">
            <text:p>151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87">
            <text:p>1798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765.5">
            <text:p>2676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81.5">
            <text:p>2198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192">
            <text:p>1819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16">
            <text:p>216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84">
            <text:p>2498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53.5">
            <text:p>2015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07">
            <text:p>227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211.5">
            <text:p>2021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04.5">
            <text:p>2570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56.5">
            <text:p>2365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39">
            <text:p>2273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593.5">
            <text:p>2359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796.5">
            <text:p>2479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70">
            <text:p>2537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67">
            <text:p>2056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900">
            <text:p>259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029">
            <text:p>280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383">
            <text:p>203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08.5">
            <text:p>2040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638">
            <text:p>1563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60.5">
            <text:p>2236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9446">
            <text:p>2944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151.5">
            <text:p>2315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277.5">
            <text:p>2527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328.5">
            <text:p>2632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51">
            <text:p>2415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14.5">
            <text:p>2261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84.5">
            <text:p>2438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496">
            <text:p>2349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85.5">
            <text:p>2278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447">
            <text:p>1844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43">
            <text:p>2274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249">
            <text:p>1924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740">
            <text:p>1874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10">
            <text:p>2011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35">
            <text:p>240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916.5">
            <text:p>2691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42.5">
            <text:p>2334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953">
            <text:p>2595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33">
            <text:p>2113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09.5">
            <text:p>2050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50.5">
            <text:p>2235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515.5">
            <text:p>195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4455">
            <text:p>1445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68.5">
            <text:p>2386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07">
            <text:p>219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88.5">
            <text:p>2448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83">
            <text:p>213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875">
            <text:p>1987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967.5">
            <text:p>2096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87.5">
            <text:p>2208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01">
            <text:p>2200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335">
            <text:p>163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48">
            <text:p>241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61">
            <text:p>2116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161">
            <text:p>1816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56">
            <text:p>197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59">
            <text:p>2155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004">
            <text:p>2700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45.5">
            <text:p>1994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04.5">
            <text:p>2250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97">
            <text:p>2209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22">
            <text:p>2332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23.5">
            <text:p>2082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20.5">
            <text:p>2212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275">
            <text:p>1827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67.5">
            <text:p>2266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80">
            <text:p>2248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94">
            <text:p>243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12.5">
            <text:p>2491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68.5">
            <text:p>2226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252">
            <text:p>1925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73.5">
            <text:p>2327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45">
            <text:p>2234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112">
            <text:p>231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93.5">
            <text:p>2149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823">
            <text:p>188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15">
            <text:p>210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262.5">
            <text:p>182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50.5">
            <text:p>2155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10">
            <text:p>2321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09">
            <text:p>211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03">
            <text:p>2400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78">
            <text:p>2257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52.5">
            <text:p>2235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75">
            <text:p>1907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365">
            <text:p>2036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88.5">
            <text:p>2228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315">
            <text:p>183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31">
            <text:p>2303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68.5">
            <text:p>2136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41.5">
            <text:p>2264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09">
            <text:p>257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80.5">
            <text:p>2418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43">
            <text:p>2204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09">
            <text:p>238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73">
            <text:p>2307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09.5">
            <text:p>243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99.5">
            <text:p>2049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26">
            <text:p>250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81">
            <text:p>2098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474.5">
            <text:p>1847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481">
            <text:p>1748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857.5">
            <text:p>2385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886">
            <text:p>168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84">
            <text:p>2248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381">
            <text:p>2338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85">
            <text:p>23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679">
            <text:p>236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131.5">
            <text:p>251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56">
            <text:p>2305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597.5">
            <text:p>2659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743">
            <text:p>2074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69.5">
            <text:p>2056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09.5">
            <text:p>219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18.5">
            <text:p>2021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75">
            <text:p>2197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609">
            <text:p>2360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25.5">
            <text:p>2312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99.5">
            <text:p>2049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48.5">
            <text:p>2454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39.5">
            <text:p>2393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22.5">
            <text:p>2002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32">
            <text:p>2223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81.5">
            <text:p>2508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602.5">
            <text:p>1660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57.5">
            <text:p>2125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857">
            <text:p>2785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12.5">
            <text:p>2251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54.5">
            <text:p>2355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25">
            <text:p>202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55">
            <text:p>2135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229.5">
            <text:p>2422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09">
            <text:p>2090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87.5">
            <text:p>2448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26">
            <text:p>218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74">
            <text:p>2567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49">
            <text:p>2214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731">
            <text:p>2173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52">
            <text:p>235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67.5">
            <text:p>2436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74">
            <text:p>2057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78">
            <text:p>2277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17">
            <text:p>2121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65">
            <text:p>221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265">
            <text:p>182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32">
            <text:p>2213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06.5">
            <text:p>2300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943.5">
            <text:p>2594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76">
            <text:p>2097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19">
            <text:p>2441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35">
            <text:p>232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52">
            <text:p>241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91.5">
            <text:p>2409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95.5">
            <text:p>2049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67">
            <text:p>2006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11.5">
            <text:p>1961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053.5">
            <text:p>1905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467">
            <text:p>2546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10.5">
            <text:p>2051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671">
            <text:p>2367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51.5">
            <text:p>2255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09">
            <text:p>2040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395">
            <text:p>1839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05.5">
            <text:p>2310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014.5">
            <text:p>1701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00.5">
            <text:p>2210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028.5">
            <text:p>2702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73.5">
            <text:p>2217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400">
            <text:p>194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851.5">
            <text:p>2585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822.5">
            <text:p>1882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40">
            <text:p>248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99">
            <text:p>2399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742">
            <text:p>197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307.5">
            <text:p>2030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665">
            <text:p>226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52.5">
            <text:p>2045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83.5">
            <text:p>2308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34.5">
            <text:p>2393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02.5">
            <text:p>2350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4621">
            <text:p>1462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864.5">
            <text:p>1886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31.5">
            <text:p>232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83">
            <text:p>2238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50">
            <text:p>2375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01">
            <text:p>2320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451">
            <text:p>1945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34.5">
            <text:p>2563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72">
            <text:p>2027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575.5">
            <text:p>1657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623">
            <text:p>2462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28">
            <text:p>2312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41">
            <text:p>209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82">
            <text:p>2168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047.5">
            <text:p>1904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818.5">
            <text:p>1881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28.5">
            <text:p>2442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53">
            <text:p>2275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086">
            <text:p>180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786.5">
            <text:p>2178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67.5">
            <text:p>2236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63">
            <text:p>1966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22">
            <text:p>234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42">
            <text:p>213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586.5">
            <text:p>1958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41.5">
            <text:p>2284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82.5">
            <text:p>2238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06.5">
            <text:p>2370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98.5">
            <text:p>2199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27.5">
            <text:p>248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327">
            <text:p>2032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39.5">
            <text:p>2203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60.5">
            <text:p>2206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73.5">
            <text:p>2277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1023.5">
            <text:p>3102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757">
            <text:p>1975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397.5">
            <text:p>2039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627.5">
            <text:p>206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809.5">
            <text:p>258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361.5">
            <text:p>2036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25">
            <text:p>212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188.5">
            <text:p>1818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209">
            <text:p>1820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36.5">
            <text:p>2113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86">
            <text:p>268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452">
            <text:p>254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12.5">
            <text:p>2291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399">
            <text:p>1939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883">
            <text:p>2588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29.5">
            <text:p>2212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00">
            <text:p>237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38.5">
            <text:p>2043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04.5">
            <text:p>2280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62">
            <text:p>1966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22">
            <text:p>216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59.5">
            <text:p>2045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11.5">
            <text:p>2281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64">
            <text:p>216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395">
            <text:p>2639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50.5">
            <text:p>2185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27">
            <text:p>2312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667">
            <text:p>2266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018">
            <text:p>1801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51">
            <text:p>2125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231">
            <text:p>2723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59.5">
            <text:p>2485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47.5">
            <text:p>2114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42">
            <text:p>268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61">
            <text:p>2096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41">
            <text:p>244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55.5">
            <text:p>2125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86">
            <text:p>222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38.5">
            <text:p>2053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01.5">
            <text:p>2110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818">
            <text:p>1981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269">
            <text:p>2426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225.5">
            <text:p>2822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84">
            <text:p>2218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726.5">
            <text:p>2572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10">
            <text:p>2181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64.5">
            <text:p>2116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38">
            <text:p>2023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14.5">
            <text:p>2411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332.5">
            <text:p>2333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176">
            <text:p>2817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001">
            <text:p>1800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746">
            <text:p>2074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464">
            <text:p>184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02">
            <text:p>2560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16">
            <text:p>2351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970">
            <text:p>1997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75.5">
            <text:p>2117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32.5">
            <text:p>2133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720.5">
            <text:p>167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752">
            <text:p>247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29">
            <text:p>2342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79">
            <text:p>205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73.5">
            <text:p>2157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514">
            <text:p>1851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95">
            <text:p>2449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53">
            <text:p>2505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753">
            <text:p>2075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28">
            <text:p>2252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52">
            <text:p>216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944">
            <text:p>2494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880.5">
            <text:p>2388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49.5">
            <text:p>2294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12.5">
            <text:p>2341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292.5">
            <text:p>1629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44.5">
            <text:p>2164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74">
            <text:p>2297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64">
            <text:p>219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665">
            <text:p>186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09.5">
            <text:p>228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27.5">
            <text:p>200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724">
            <text:p>2472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82">
            <text:p>2528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725.5">
            <text:p>2672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793">
            <text:p>217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409.5">
            <text:p>214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175.5">
            <text:p>2817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371.5">
            <text:p>2337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07.5">
            <text:p>2250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195.5">
            <text:p>1819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85">
            <text:p>2098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85">
            <text:p>2438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001.5">
            <text:p>1700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726">
            <text:p>2572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42">
            <text:p>224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94">
            <text:p>2529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678.5">
            <text:p>2067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21.5">
            <text:p>1792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271">
            <text:p>1727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79">
            <text:p>211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942">
            <text:p>189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760.5">
            <text:p>2576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86.5">
            <text:p>2508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807.5">
            <text:p>2080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48">
            <text:p>2314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11">
            <text:p>2341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40.5">
            <text:p>2304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963">
            <text:p>1896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303.5">
            <text:p>2330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981.5">
            <text:p>2698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97">
            <text:p>2209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326.5">
            <text:p>1932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472">
            <text:p>1947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069.5">
            <text:p>2106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74">
            <text:p>2357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9551.5">
            <text:p>2955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681.5">
            <text:p>1868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64.5">
            <text:p>2056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271">
            <text:p>2427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59.5">
            <text:p>2355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168">
            <text:p>2016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727.5">
            <text:p>197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05.5">
            <text:p>2190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854.5">
            <text:p>1985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90">
            <text:p>2169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320">
            <text:p>183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649">
            <text:p>1764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36.5">
            <text:p>2373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33.5">
            <text:p>2483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436.5">
            <text:p>2543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31.5">
            <text:p>225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567">
            <text:p>2556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33">
            <text:p>2223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707.5">
            <text:p>2170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785.5">
            <text:p>2778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56">
            <text:p>204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57">
            <text:p>233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7138">
            <text:p>1713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91">
            <text:p>2149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781">
            <text:p>1978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76.5">
            <text:p>2007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26.5">
            <text:p>2312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219.5">
            <text:p>252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96">
            <text:p>2259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492">
            <text:p>1949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012.5">
            <text:p>210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03.5">
            <text:p>2390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754">
            <text:p>2075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77">
            <text:p>2237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406.5">
            <text:p>1940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20.5">
            <text:p>2182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36">
            <text:p>2483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90">
            <text:p>229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963.5">
            <text:p>2596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26.5">
            <text:p>2302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299">
            <text:p>2029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71.5">
            <text:p>2097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23.5">
            <text:p>2312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56">
            <text:p>254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130.5">
            <text:p>1913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01">
            <text:p>225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25">
            <text:p>2372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09">
            <text:p>2210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27.5">
            <text:p>2082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743">
            <text:p>2174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79.5">
            <text:p>2357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747.5">
            <text:p>227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119.5">
            <text:p>211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931">
            <text:p>1893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08.5">
            <text:p>213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45.5">
            <text:p>2044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674.5">
            <text:p>2767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09">
            <text:p>2260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185">
            <text:p>2718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665">
            <text:p>2666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60.5">
            <text:p>2186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908">
            <text:p>1890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66">
            <text:p>2456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97.5">
            <text:p>214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27">
            <text:p>2232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40">
            <text:p>2374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99">
            <text:p>2499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53">
            <text:p>2045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66.5">
            <text:p>239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73.5">
            <text:p>2377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61.5">
            <text:p>2186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08.5">
            <text:p>229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91">
            <text:p>2289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73.5">
            <text:p>2537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04.5">
            <text:p>2130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41.5">
            <text:p>2304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09.5">
            <text:p>2130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83">
            <text:p>2468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35">
            <text:p>231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02.5">
            <text:p>2250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6710">
            <text:p>1671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58">
            <text:p>2215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04">
            <text:p>2000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28">
            <text:p>2182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6764">
            <text:p>1676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489">
            <text:p>2348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659">
            <text:p>1965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57">
            <text:p>213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39">
            <text:p>2493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48">
            <text:p>2284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91">
            <text:p>2199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183.5">
            <text:p>2518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24.5">
            <text:p>2152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90.5">
            <text:p>2359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08.5">
            <text:p>255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9093.5">
            <text:p>2909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008">
            <text:p>1900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35">
            <text:p>235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387.5">
            <text:p>1838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28.5">
            <text:p>2372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218">
            <text:p>2121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91.5">
            <text:p>2089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220">
            <text:p>212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390.5">
            <text:p>2039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52.5">
            <text:p>2265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417.5">
            <text:p>2341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57.5">
            <text:p>2215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48.5">
            <text:p>2164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03.5">
            <text:p>2280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60">
            <text:p>2246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06">
            <text:p>2040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78.5">
            <text:p>2207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280.5">
            <text:p>2428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31">
            <text:p>2083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541.5">
            <text:p>1954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5892">
            <text:p>1589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05">
            <text:p>246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299.5">
            <text:p>2029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40">
            <text:p>2534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232.5">
            <text:p>2023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484.5">
            <text:p>2448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629.5">
            <text:p>1962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80.5">
            <text:p>2398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59.5">
            <text:p>2305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411">
            <text:p>264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97.5">
            <text:p>221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87">
            <text:p>2488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875.5">
            <text:p>2387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70.5">
            <text:p>2507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53">
            <text:p>2485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72.5">
            <text:p>2557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70">
            <text:p>2337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699.5">
            <text:p>2569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187.5">
            <text:p>1918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7675.5">
            <text:p>1767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15.5">
            <text:p>2351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56">
            <text:p>254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211">
            <text:p>242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262.5">
            <text:p>2426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18">
            <text:p>2011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08.5">
            <text:p>223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477">
            <text:p>2347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19.5">
            <text:p>214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7637">
            <text:p>1763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126.5">
            <text:p>2112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05">
            <text:p>220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715">
            <text:p>2471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946">
            <text:p>1994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51">
            <text:p>2535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34.5">
            <text:p>2403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07">
            <text:p>2150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80.5">
            <text:p>2618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03">
            <text:p>2410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19.5">
            <text:p>261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68.5">
            <text:p>2146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66.5">
            <text:p>225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18">
            <text:p>2331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28.5">
            <text:p>2402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76">
            <text:p>2507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60.5">
            <text:p>2096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35">
            <text:p>216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67.5">
            <text:p>2266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18.5">
            <text:p>2351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466.5">
            <text:p>234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09.5">
            <text:p>2390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486.5">
            <text:p>1948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74">
            <text:p>2397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41.5">
            <text:p>2164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25">
            <text:p>2372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865.5">
            <text:p>2586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50">
            <text:p>219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85">
            <text:p>2238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58.5">
            <text:p>2485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775">
            <text:p>2577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6039.5">
            <text:p>160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95">
            <text:p>2049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83.5">
            <text:p>2288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234">
            <text:p>1923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51">
            <text:p>2315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43">
            <text:p>2304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87">
            <text:p>2298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67">
            <text:p>2096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11">
            <text:p>233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567">
            <text:p>1956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06">
            <text:p>2080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43">
            <text:p>2374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11.5">
            <text:p>2281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10">
            <text:p>2401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754.5">
            <text:p>1875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29.5">
            <text:p>2352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00.5">
            <text:p>2230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702.5">
            <text:p>2170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00.5">
            <text:p>2310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46">
            <text:p>2394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87">
            <text:p>2188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61">
            <text:p>2006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77.5">
            <text:p>2147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269.5">
            <text:p>2126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92">
            <text:p>2199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73">
            <text:p>2187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749.5">
            <text:p>2074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16">
            <text:p>2251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71">
            <text:p>2017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5654.5">
            <text:p>1565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96">
            <text:p>2159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37">
            <text:p>2433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661">
            <text:p>2566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47">
            <text:p>261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45.5">
            <text:p>2304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36.5">
            <text:p>2203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10">
            <text:p>2431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686">
            <text:p>2068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26">
            <text:p>2042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76">
            <text:p>2367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79.5">
            <text:p>2047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70.5">
            <text:p>2437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31">
            <text:p>2303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39.5">
            <text:p>226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315.5">
            <text:p>2731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894">
            <text:p>2389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453.5">
            <text:p>2445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39.5">
            <text:p>231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02">
            <text:p>2230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7757">
            <text:p>177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601">
            <text:p>266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47.5">
            <text:p>235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9064.5">
            <text:p>2906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253">
            <text:p>2425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285">
            <text:p>1928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16">
            <text:p>2531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98.5">
            <text:p>2239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16.5">
            <text:p>2041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148">
            <text:p>1914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80">
            <text:p>2508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56.5">
            <text:p>2255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607.5">
            <text:p>2660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922">
            <text:p>1892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308.5">
            <text:p>203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59.5">
            <text:p>2295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041">
            <text:p>2604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22">
            <text:p>2432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223.5">
            <text:p>2322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315.5">
            <text:p>2031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77">
            <text:p>2497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95">
            <text:p>2229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25.5">
            <text:p>2462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96.5">
            <text:p>2319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41">
            <text:p>2284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004.5">
            <text:p>2100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496.5">
            <text:p>2649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05">
            <text:p>214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40">
            <text:p>2354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558">
            <text:p>1955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36">
            <text:p>2193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782">
            <text:p>217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45.5">
            <text:p>2094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307.5">
            <text:p>1930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106">
            <text:p>2310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16.5">
            <text:p>2161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626">
            <text:p>1862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664.5">
            <text:p>2066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455.5">
            <text:p>2445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189">
            <text:p>2118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47">
            <text:p>208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50.5">
            <text:p>2405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54.5">
            <text:p>2225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25">
            <text:p>2362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04">
            <text:p>2600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758">
            <text:p>2075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274">
            <text:p>2127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742.5">
            <text:p>2574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854">
            <text:p>198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125.5">
            <text:p>2012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872">
            <text:p>2587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22">
            <text:p>2282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938">
            <text:p>2193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32">
            <text:p>2473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551">
            <text:p>2055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16">
            <text:p>2291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70">
            <text:p>2217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222.5">
            <text:p>1922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409.5">
            <text:p>1740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77.5">
            <text:p>2567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18.5">
            <text:p>2081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81">
            <text:p>2318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219">
            <text:p>2521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239.5">
            <text:p>1923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92.5">
            <text:p>2089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86">
            <text:p>2288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872.5">
            <text:p>2187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586.5">
            <text:p>215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08">
            <text:p>2280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817">
            <text:p>2581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83.5">
            <text:p>2208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477.5">
            <text:p>1747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112">
            <text:p>1811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88">
            <text:p>2258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041.5">
            <text:p>2704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80">
            <text:p>2418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759">
            <text:p>1975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84.5">
            <text:p>2068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35.5">
            <text:p>2463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627.5">
            <text:p>1962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17">
            <text:p>2131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36">
            <text:p>2413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44.5">
            <text:p>2134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245.5">
            <text:p>2524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47">
            <text:p>2374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29">
            <text:p>229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48">
            <text:p>2394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191.5">
            <text:p>2719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12.5">
            <text:p>2291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865.5">
            <text:p>1986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52.5">
            <text:p>240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018.5">
            <text:p>2701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923">
            <text:p>2792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24.5">
            <text:p>2472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541.5">
            <text:p>2554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65">
            <text:p>234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82">
            <text:p>225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538">
            <text:p>2153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64">
            <text:p>2316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14">
            <text:p>2401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842">
            <text:p>1984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06">
            <text:p>228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97.5">
            <text:p>2209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18.5">
            <text:p>2471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11">
            <text:p>2131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13.5">
            <text:p>2201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60">
            <text:p>2146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40">
            <text:p>2534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074">
            <text:p>2307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773.5">
            <text:p>1977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75">
            <text:p>2357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954">
            <text:p>259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15.5">
            <text:p>2221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70">
            <text:p>2447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22">
            <text:p>2232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94.5">
            <text:p>2139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37.5">
            <text:p>2323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52.5">
            <text:p>223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700">
            <text:p>207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454">
            <text:p>274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80">
            <text:p>2328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07">
            <text:p>222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747.5">
            <text:p>2174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364">
            <text:p>1736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43">
            <text:p>2114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245.5">
            <text:p>2424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49">
            <text:p>2084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383">
            <text:p>1738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305.5">
            <text:p>2330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93">
            <text:p>2459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982.5">
            <text:p>2698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041.5">
            <text:p>1904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899.5">
            <text:p>2389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569">
            <text:p>2056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83">
            <text:p>2418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675.5">
            <text:p>2667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98.5">
            <text:p>2289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84.5">
            <text:p>2228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05.5">
            <text:p>2060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778.5">
            <text:p>2777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994">
            <text:p>1999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484">
            <text:p>2848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70.5">
            <text:p>2397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74.5">
            <text:p>2677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83">
            <text:p>2068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579">
            <text:p>1957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33.5">
            <text:p>2463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495.5">
            <text:p>254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800">
            <text:p>238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82">
            <text:p>246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00">
            <text:p>232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857">
            <text:p>2185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35.5">
            <text:p>2363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965">
            <text:p>219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43">
            <text:p>2504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620.5">
            <text:p>2862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78">
            <text:p>2377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506.5">
            <text:p>2050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71.5">
            <text:p>2457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539">
            <text:p>2053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33.5">
            <text:p>2233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98.5">
            <text:p>2329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273">
            <text:p>242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26">
            <text:p>2282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423.5">
            <text:p>2042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397.5">
            <text:p>2639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054">
            <text:p>230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677">
            <text:p>2867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958.5">
            <text:p>1995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923">
            <text:p>2892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52.5">
            <text:p>221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30">
            <text:p>2313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86.5">
            <text:p>243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92.5">
            <text:p>2289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683">
            <text:p>1868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686.5">
            <text:p>176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47.5">
            <text:p>2114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009">
            <text:p>2300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027.5">
            <text:p>1802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049.5">
            <text:p>2704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91">
            <text:p>2419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260.5">
            <text:p>2026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25.5">
            <text:p>2292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94.5">
            <text:p>2569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292.5">
            <text:p>2429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425.5">
            <text:p>2642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67">
            <text:p>2316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57.5">
            <text:p>2475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082">
            <text:p>230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920.5">
            <text:p>2892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80.5">
            <text:p>2608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606">
            <text:p>296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71.5">
            <text:p>2377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18">
            <text:p>2501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542.5">
            <text:p>1854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97">
            <text:p>2299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16">
            <text:p>2251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048.5">
            <text:p>2104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926.5">
            <text:p>2592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00">
            <text:p>248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65">
            <text:p>237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505.5">
            <text:p>2150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73">
            <text:p>236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34.5">
            <text:p>2263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810">
            <text:p>2381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72.5">
            <text:p>2327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65.5">
            <text:p>2606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95.5">
            <text:p>222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04.5">
            <text:p>2360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691">
            <text:p>1769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50">
            <text:p>231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25">
            <text:p>2212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36.5">
            <text:p>2083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6288">
            <text:p>1628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62.5">
            <text:p>2086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152.5">
            <text:p>261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38">
            <text:p>2223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827.5">
            <text:p>2182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15.5">
            <text:p>2211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35.5">
            <text:p>2533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13.5">
            <text:p>2221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00">
            <text:p>248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891.5">
            <text:p>1889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65">
            <text:p>247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93">
            <text:p>2569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55">
            <text:p>251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86.5">
            <text:p>235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87">
            <text:p>2288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22.5">
            <text:p>2362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873.5">
            <text:p>2687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77.5">
            <text:p>2347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215">
            <text:p>192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68">
            <text:p>249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87">
            <text:p>2088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181.5">
            <text:p>1918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18">
            <text:p>2501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32.5">
            <text:p>2113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517.5">
            <text:p>2151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022.5">
            <text:p>1702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99">
            <text:p>2009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034.5">
            <text:p>2703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83.5">
            <text:p>2378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33.5">
            <text:p>2443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243">
            <text:p>2124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955.5">
            <text:p>1895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328.5">
            <text:p>2332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069">
            <text:p>2306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868">
            <text:p>218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426">
            <text:p>2742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00.5">
            <text:p>2110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960.5">
            <text:p>1796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914">
            <text:p>1991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15.5">
            <text:p>2651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17">
            <text:p>2251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05">
            <text:p>221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25">
            <text:p>2442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250.5">
            <text:p>2125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474.5">
            <text:p>2247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498.5">
            <text:p>2549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895.5">
            <text:p>238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38">
            <text:p>2133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94.5">
            <text:p>2269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182.5">
            <text:p>2318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255.5">
            <text:p>2125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441">
            <text:p>2744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825.5">
            <text:p>2082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880">
            <text:p>1888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927.5">
            <text:p>1792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682">
            <text:p>186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5077.5">
            <text:p>1507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05">
            <text:p>237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79">
            <text:p>2567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685">
            <text:p>2768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995.5">
            <text:p>209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64">
            <text:p>2416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39.5">
            <text:p>2513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359.5">
            <text:p>2735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252">
            <text:p>2725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18">
            <text:p>2491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065">
            <text:p>280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76.5">
            <text:p>2287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36.5">
            <text:p>2483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95.5">
            <text:p>234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922">
            <text:p>2792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43.5">
            <text:p>2134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494">
            <text:p>1849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25">
            <text:p>2342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674">
            <text:p>1967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586.5">
            <text:p>255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190.5">
            <text:p>1919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02">
            <text:p>2220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55">
            <text:p>247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02.5">
            <text:p>2410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92.5">
            <text:p>2659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30.5">
            <text:p>218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72">
            <text:p>2207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06.5">
            <text:p>2260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52">
            <text:p>2285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97">
            <text:p>2579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52.5">
            <text:p>2235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13.5">
            <text:p>2701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03.5">
            <text:p>2140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991">
            <text:p>2199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60">
            <text:p>253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27.5">
            <text:p>2202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591">
            <text:p>2259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08.5">
            <text:p>2410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81">
            <text:p>207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58">
            <text:p>2425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953">
            <text:p>2295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95">
            <text:p>2419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31.5">
            <text:p>2513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528">
            <text:p>2252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64.5">
            <text:p>2346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22">
            <text:p>2502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91">
            <text:p>2249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80">
            <text:p>248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23">
            <text:p>2472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60.5">
            <text:p>2186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17">
            <text:p>2501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12">
            <text:p>228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47">
            <text:p>2584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64">
            <text:p>2286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72">
            <text:p>2157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613">
            <text:p>1961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53.5">
            <text:p>2355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690">
            <text:p>2669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672">
            <text:p>2067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82.5">
            <text:p>2278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0637">
            <text:p>3063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7974">
            <text:p>1797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400">
            <text:p>184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237">
            <text:p>2223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36">
            <text:p>261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629">
            <text:p>2062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386.5">
            <text:p>2138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63.5">
            <text:p>2506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78.5">
            <text:p>2397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51">
            <text:p>2515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50">
            <text:p>2075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43.5">
            <text:p>2314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35.5">
            <text:p>2313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52">
            <text:p>2355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20">
            <text:p>1932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90">
            <text:p>2439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84.5">
            <text:p>2598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03">
            <text:p>2380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060">
            <text:p>180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02">
            <text:p>2170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30.5">
            <text:p>217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973.5">
            <text:p>2097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292">
            <text:p>2029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12">
            <text:p>257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95">
            <text:p>2419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97">
            <text:p>2159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81.5">
            <text:p>241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51">
            <text:p>2365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908">
            <text:p>209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81">
            <text:p>252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74">
            <text:p>2487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34.5">
            <text:p>2473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28.5">
            <text:p>2632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48">
            <text:p>2154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31.5">
            <text:p>2173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965">
            <text:p>269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20.5">
            <text:p>2632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661">
            <text:p>2566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55">
            <text:p>1935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827">
            <text:p>1882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564.5">
            <text:p>2556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46.5">
            <text:p>2324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17">
            <text:p>2341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00.5">
            <text:p>2260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68.5">
            <text:p>2586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281">
            <text:p>202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182.5">
            <text:p>2218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233.5">
            <text:p>2123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174">
            <text:p>2217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086">
            <text:p>2108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33">
            <text:p>2483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684">
            <text:p>2168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68.5">
            <text:p>2176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23">
            <text:p>2472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231">
            <text:p>2823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520.5">
            <text:p>2452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7562.5">
            <text:p>1756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81.5">
            <text:p>257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951.5">
            <text:p>2295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30">
            <text:p>2423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909">
            <text:p>2690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413">
            <text:p>2041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44.5">
            <text:p>2144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011.5">
            <text:p>2301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25">
            <text:p>2322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336">
            <text:p>203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34">
            <text:p>2533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91.5">
            <text:p>1939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530">
            <text:p>2253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725.5">
            <text:p>1872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48.5">
            <text:p>2244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523">
            <text:p>2252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214.5">
            <text:p>1921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798.5">
            <text:p>2879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73.5">
            <text:p>2077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051">
            <text:p>2405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44.5">
            <text:p>2424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17">
            <text:p>2271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067.5">
            <text:p>1906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151">
            <text:p>1815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565">
            <text:p>295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77">
            <text:p>2247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86">
            <text:p>2428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60.5">
            <text:p>2526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805.5">
            <text:p>2680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36.5">
            <text:p>2313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235.5">
            <text:p>2123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258.5">
            <text:p>2225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30.5">
            <text:p>235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957">
            <text:p>2695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876">
            <text:p>2687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20">
            <text:p>2582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06.5">
            <text:p>2390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033.5">
            <text:p>2403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06">
            <text:p>248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54">
            <text:p>2235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81">
            <text:p>215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45.5">
            <text:p>1934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664.5">
            <text:p>1966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582.5">
            <text:p>2758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52">
            <text:p>2395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597">
            <text:p>1859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79">
            <text:p>2387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06">
            <text:p>259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912">
            <text:p>219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54">
            <text:p>2535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085.5">
            <text:p>2408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301">
            <text:p>213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267">
            <text:p>2126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08">
            <text:p>224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442">
            <text:p>2044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00">
            <text:p>217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61.5">
            <text:p>2366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84">
            <text:p>2388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21.5">
            <text:p>2422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442">
            <text:p>2544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973.5">
            <text:p>2097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29.5">
            <text:p>2442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49">
            <text:p>2344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01">
            <text:p>207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19.5">
            <text:p>2491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81.5">
            <text:p>215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065.5">
            <text:p>2106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466">
            <text:p>2046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02.5">
            <text:p>2360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919.5">
            <text:p>2691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23.5">
            <text:p>2432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80.5">
            <text:p>2598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453">
            <text:p>2645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767.5">
            <text:p>2976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427.5">
            <text:p>1842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75.5">
            <text:p>2387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27">
            <text:p>2422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220.5">
            <text:p>2822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27">
            <text:p>2422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78.5">
            <text:p>2187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88">
            <text:p>2268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50">
            <text:p>2345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85">
            <text:p>1938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580">
            <text:p>265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545.5">
            <text:p>2654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11.5">
            <text:p>2481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813.5">
            <text:p>2081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603">
            <text:p>2160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57">
            <text:p>2285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58">
            <text:p>2175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41">
            <text:p>2314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232.5">
            <text:p>2023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05.5">
            <text:p>2590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51.5">
            <text:p>2375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908">
            <text:p>269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290.5">
            <text:p>2629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97.5">
            <text:p>2249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90">
            <text:p>2329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18.5">
            <text:p>2261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92">
            <text:p>2499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16.5">
            <text:p>2181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4887">
            <text:p>1488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011">
            <text:p>2101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7444.5">
            <text:p>1744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428.5">
            <text:p>2942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30.5">
            <text:p>236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681.5">
            <text:p>276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431.5">
            <text:p>2943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18.5">
            <text:p>2531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646.5">
            <text:p>2864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63">
            <text:p>2336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678.5">
            <text:p>1967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27.5">
            <text:p>2372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283">
            <text:p>2128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19">
            <text:p>2711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625.5">
            <text:p>2162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78.5">
            <text:p>2147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600.5">
            <text:p>2160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98.5">
            <text:p>2449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16">
            <text:p>2431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99.5">
            <text:p>2489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262">
            <text:p>2826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85">
            <text:p>2238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69">
            <text:p>2496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61">
            <text:p>2076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72.5">
            <text:p>2327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83.5">
            <text:p>2618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75.5">
            <text:p>2577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03">
            <text:p>2350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30.5">
            <text:p>239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02">
            <text:p>2360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02.5">
            <text:p>2350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45.5">
            <text:p>2354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75.5">
            <text:p>2157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807.5">
            <text:p>2080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08">
            <text:p>224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7396">
            <text:p>1739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68.5">
            <text:p>2526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20">
            <text:p>2442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28">
            <text:p>2492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62.5">
            <text:p>2156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994.5">
            <text:p>2199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454">
            <text:p>2745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42">
            <text:p>2314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193">
            <text:p>2019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32">
            <text:p>2473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57.5">
            <text:p>2265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57.5">
            <text:p>2395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55">
            <text:p>2615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45.5">
            <text:p>2424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526.5">
            <text:p>2552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223">
            <text:p>2222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88">
            <text:p>2708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587">
            <text:p>2058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00">
            <text:p>234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12">
            <text:p>237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573">
            <text:p>2457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71.5">
            <text:p>220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37.5">
            <text:p>2393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093">
            <text:p>2509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705">
            <text:p>2370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02.5">
            <text:p>2510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59">
            <text:p>2515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918.5">
            <text:p>1891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401.5">
            <text:p>2940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74.5">
            <text:p>226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744">
            <text:p>1974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581">
            <text:p>2358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435">
            <text:p>234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0500.5">
            <text:p>3050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297">
            <text:p>2929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329.5">
            <text:p>2432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162">
            <text:p>2616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793">
            <text:p>2279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192.5">
            <text:p>2319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048">
            <text:p>2704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829.5">
            <text:p>2382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643">
            <text:p>2664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51">
            <text:p>2325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62">
            <text:p>2556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74.5">
            <text:p>244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142">
            <text:p>2914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036">
            <text:p>1903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080">
            <text:p>2308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824">
            <text:p>2282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032">
            <text:p>1903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329.5">
            <text:p>2132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58.5">
            <text:p>2325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082">
            <text:p>2608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899">
            <text:p>2289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977">
            <text:p>2697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744.5">
            <text:p>2174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893">
            <text:p>2189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729">
            <text:p>247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749.5">
            <text:p>2674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566">
            <text:p>2156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552">
            <text:p>245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606.5">
            <text:p>2460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8855">
            <text:p>2885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944">
            <text:p>2494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431">
            <text:p>2143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001">
            <text:p>2500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632">
            <text:p>2463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184">
            <text:p>2118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94">
            <text:p>2559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324">
            <text:p>2432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374">
            <text:p>2337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908">
            <text:p>2490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67">
            <text:p>2646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84.5">
            <text:p>2648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711">
            <text:p>2071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40.5">
            <text:p>2444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771">
            <text:p>2277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838.5">
            <text:p>2683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77">
            <text:p>2267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152">
            <text:p>241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3753">
            <text:p>3375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28">
            <text:p>2262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447">
            <text:p>2544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859">
            <text:p>2485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020.5">
            <text:p>2202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274.5">
            <text:p>222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554.5">
            <text:p>2355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16.5">
            <text:p>2441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771">
            <text:p>2377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251">
            <text:p>2225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8818">
            <text:p>2881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622">
            <text:p>2462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804.5">
            <text:p>2180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45">
            <text:p>2554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896">
            <text:p>2489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069.5">
            <text:p>2606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642">
            <text:p>2164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77.5">
            <text:p>2557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151">
            <text:p>2215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22">
            <text:p>2442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25.5">
            <text:p>2322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782.5">
            <text:p>1878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536">
            <text:p>2153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262">
            <text:p>2226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054.5">
            <text:p>2305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890">
            <text:p>2389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910">
            <text:p>219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515">
            <text:p>2351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448">
            <text:p>2244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284">
            <text:p>2728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136">
            <text:p>2213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930.5">
            <text:p>2693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027.5">
            <text:p>2102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082.5">
            <text:p>2508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062">
            <text:p>2306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315.5">
            <text:p>2131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294">
            <text:p>2529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781.5">
            <text:p>2578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725.5">
            <text:p>2272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829.5">
            <text:p>2482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56">
            <text:p>2265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742">
            <text:p>2774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265.5">
            <text:p>2426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872">
            <text:p>2187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916">
            <text:p>2191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075">
            <text:p>2607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69.5">
            <text:p>2406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952">
            <text:p>239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986">
            <text:p>2598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980.5">
            <text:p>2998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411.5">
            <text:p>2541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261">
            <text:p>2226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992">
            <text:p>2599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974">
            <text:p>2297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625">
            <text:p>2362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388">
            <text:p>2938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856">
            <text:p>2185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618">
            <text:p>2361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74.5">
            <text:p>226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81">
            <text:p>2518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850.5">
            <text:p>2085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646.5">
            <text:p>1964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775">
            <text:p>2377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229">
            <text:p>242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829">
            <text:p>238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145">
            <text:p>1914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8406.5">
            <text:p>2840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929.5">
            <text:p>2692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693.5">
            <text:p>2569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20">
            <text:p>232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912">
            <text:p>1891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26">
            <text:p>2552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574.5">
            <text:p>245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80">
            <text:p>2328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97.5">
            <text:p>2559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577">
            <text:p>2657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2482.5">
            <text:p>3248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52">
            <text:p>240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067.5">
            <text:p>2306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446">
            <text:p>2344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73">
            <text:p>2557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069">
            <text:p>2106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611">
            <text:p>2461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643">
            <text:p>2364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315.5">
            <text:p>2331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71.5">
            <text:p>2327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050.5">
            <text:p>2705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40">
            <text:p>2234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851.5">
            <text:p>2085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57.5">
            <text:p>2325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587.5">
            <text:p>2258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569">
            <text:p>2256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904">
            <text:p>2290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852">
            <text:p>278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830">
            <text:p>1983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897">
            <text:p>2089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15">
            <text:p>2261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943">
            <text:p>2294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882.5">
            <text:p>2388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5898.5">
            <text:p>1589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38.5">
            <text:p>2323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417.5">
            <text:p>2241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778">
            <text:p>2177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750.5">
            <text:p>1975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57.5">
            <text:p>2515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036">
            <text:p>2603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478.5">
            <text:p>2347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713.5">
            <text:p>2471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814">
            <text:p>2181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021.5">
            <text:p>2502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287">
            <text:p>2328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8218.5">
            <text:p>2821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081.5">
            <text:p>2608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356.5">
            <text:p>1835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87.5">
            <text:p>2268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792">
            <text:p>2579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52">
            <text:p>2515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46">
            <text:p>2234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704.5">
            <text:p>2270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996">
            <text:p>2299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392">
            <text:p>2639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730.5">
            <text:p>2473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210.5">
            <text:p>2021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7559">
            <text:p>1755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771">
            <text:p>2277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57">
            <text:p>2405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97">
            <text:p>2649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92.5">
            <text:p>2239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97">
            <text:p>2239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474">
            <text:p>2547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63.5">
            <text:p>2646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173.5">
            <text:p>2017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706">
            <text:p>2370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0281">
            <text:p>3028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018.5">
            <text:p>25018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505">
            <text:p>2450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80.5">
            <text:p>2648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32">
            <text:p>2403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063.5">
            <text:p>2206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539.5">
            <text:p>2453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374">
            <text:p>2637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25">
            <text:p>2402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733">
            <text:p>1873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785.5">
            <text:p>2078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921.5">
            <text:p>2492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572">
            <text:p>2557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608">
            <text:p>2260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389">
            <text:p>2538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907.5">
            <text:p>2490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670.5">
            <text:p>2467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107">
            <text:p>2210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156">
            <text:p>2415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20">
            <text:p>244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872.5">
            <text:p>2487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749.5">
            <text:p>27749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429">
            <text:p>264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847.5">
            <text:p>2584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506.5">
            <text:p>2150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2308">
            <text:p>3230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058">
            <text:p>2705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0560">
            <text:p>3056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754.5">
            <text:p>2475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186.5">
            <text:p>24186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624.5">
            <text:p>2562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618">
            <text:p>2661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88">
            <text:p>22388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306">
            <text:p>2230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651">
            <text:p>2565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6520">
            <text:p>265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474.5">
            <text:p>24474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385.5">
            <text:p>2538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934">
            <text:p>1993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353.5">
            <text:p>2535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813">
            <text:p>2481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483">
            <text:p>2248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927.5">
            <text:p>2192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402.5">
            <text:p>2240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555.5">
            <text:p>2255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35.5">
            <text:p>25135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461">
            <text:p>2346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2299">
            <text:p>2229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087.5">
            <text:p>19087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152.5">
            <text:p>25152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040.5">
            <text:p>24040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783.5">
            <text:p>18783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615">
            <text:p>2361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5496">
            <text:p>2549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3389">
            <text:p>2338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8333">
            <text:p>1833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1511.5">
            <text:p>21511.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547">
            <text:p>2454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537">
            <text:p>2053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7253.5">
            <text:p>2725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226">
            <text:p>2122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528">
            <text:p>2252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56.5">
            <text:p>2535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897">
            <text:p>2389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95.5">
            <text:p>2339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351">
            <text:p>2235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500">
            <text:p>265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307.5">
            <text:p>2230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865">
            <text:p>2686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49.5">
            <text:p>2554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606.5">
            <text:p>2460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224">
            <text:p>2222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209.5">
            <text:p>2420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554.5">
            <text:p>2355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03.5">
            <text:p>2530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70">
            <text:p>2337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243.5">
            <text:p>2524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727.5">
            <text:p>2172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43">
            <text:p>2434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70.5">
            <text:p>2367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774">
            <text:p>2577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14">
            <text:p>2551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717">
            <text:p>2871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889.5">
            <text:p>2788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37">
            <text:p>2413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875">
            <text:p>2687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181">
            <text:p>2718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157.5">
            <text:p>2615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991">
            <text:p>2399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622">
            <text:p>2262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107">
            <text:p>2310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53">
            <text:p>2535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46.5">
            <text:p>2554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208.5">
            <text:p>2520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954">
            <text:p>2395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595">
            <text:p>2759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134">
            <text:p>2313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271">
            <text:p>2427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606.5">
            <text:p>2660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423">
            <text:p>2542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771">
            <text:p>2677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734">
            <text:p>2173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188.5">
            <text:p>2318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03">
            <text:p>2330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60.5">
            <text:p>2416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913">
            <text:p>2591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58">
            <text:p>2365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533.5">
            <text:p>2753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847">
            <text:p>2484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106">
            <text:p>2110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880">
            <text:p>248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56.5">
            <text:p>2415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088">
            <text:p>2408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822">
            <text:p>2082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343.5">
            <text:p>2934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978.5">
            <text:p>2597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840">
            <text:p>2684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569.5">
            <text:p>2756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245.5">
            <text:p>2324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283.5">
            <text:p>2628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583">
            <text:p>2158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520">
            <text:p>1952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799.5">
            <text:p>2279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224">
            <text:p>2422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961.5">
            <text:p>2496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031.5">
            <text:p>2703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987.5">
            <text:p>2298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947.5">
            <text:p>2894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026.5">
            <text:p>2502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407.5">
            <text:p>2540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600">
            <text:p>266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911.5">
            <text:p>2291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615">
            <text:p>2461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040">
            <text:p>2004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076">
            <text:p>2507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400.5">
            <text:p>2240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92">
            <text:p>2559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293.5">
            <text:p>2129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777.5">
            <text:p>2577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572.5">
            <text:p>2657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427.5">
            <text:p>2342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978">
            <text:p>2297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005.5">
            <text:p>2200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452">
            <text:p>2845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420.5">
            <text:p>2442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120">
            <text:p>2612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39">
            <text:p>25539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89">
            <text:p>22889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686.5">
            <text:p>1968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386.5">
            <text:p>2738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120.5">
            <text:p>2512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01">
            <text:p>2280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53.5">
            <text:p>2435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320">
            <text:p>2732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56">
            <text:p>2365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561.5">
            <text:p>2356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024.5">
            <text:p>2202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50">
            <text:p>2435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015">
            <text:p>2401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970">
            <text:p>2497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056.5">
            <text:p>2105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080.5">
            <text:p>2108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3341">
            <text:p>3334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74">
            <text:p>2287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487">
            <text:p>2648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62">
            <text:p>2416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02.5">
            <text:p>2530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727">
            <text:p>2572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457">
            <text:p>2245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444">
            <text:p>2644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226.5">
            <text:p>2322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554">
            <text:p>2155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644">
            <text:p>2464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990">
            <text:p>2399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141.5">
            <text:p>2214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452">
            <text:p>2645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532.5">
            <text:p>2553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828">
            <text:p>2482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702">
            <text:p>2470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744.5">
            <text:p>2174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251">
            <text:p>2225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682.5">
            <text:p>2468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803.5">
            <text:p>2180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848">
            <text:p>2384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39">
            <text:p>23339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075.5">
            <text:p>2107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382">
            <text:p>2238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463">
            <text:p>2346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30">
            <text:p>2363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037">
            <text:p>2503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907">
            <text:p>2990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493.5">
            <text:p>2549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934.5">
            <text:p>2593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395.5">
            <text:p>2739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240">
            <text:p>2424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072">
            <text:p>2607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705">
            <text:p>2270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788">
            <text:p>2078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694">
            <text:p>2169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482">
            <text:p>2448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011.5">
            <text:p>2201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912.5">
            <text:p>2091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004">
            <text:p>2000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162">
            <text:p>2816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913">
            <text:p>2391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671.5">
            <text:p>2767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037.5">
            <text:p>1903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584.5">
            <text:p>2758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273.5">
            <text:p>2227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007">
            <text:p>2700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588">
            <text:p>2258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216.5">
            <text:p>2521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697">
            <text:p>2269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534.5">
            <text:p>2353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803.5">
            <text:p>2180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784">
            <text:p>2878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58.5">
            <text:p>2365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601">
            <text:p>2260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102.5">
            <text:p>2110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65.5">
            <text:p>2336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23.5">
            <text:p>2432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46">
            <text:p>2364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905.5">
            <text:p>2590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139">
            <text:p>22139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86.5">
            <text:p>2418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924">
            <text:p>2492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717">
            <text:p>2371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354">
            <text:p>2635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008.5">
            <text:p>2300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672.5">
            <text:p>2567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140">
            <text:p>2914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247.5">
            <text:p>2124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864">
            <text:p>2486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532">
            <text:p>2353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440.5">
            <text:p>2244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981.5">
            <text:p>2498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961">
            <text:p>2596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456">
            <text:p>2845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498.5">
            <text:p>2049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721">
            <text:p>2372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83.5">
            <text:p>2368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053">
            <text:p>2405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414">
            <text:p>2341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89.5">
            <text:p>2538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754">
            <text:p>2375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446.5">
            <text:p>2044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944.5">
            <text:p>20944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284">
            <text:p>2428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08">
            <text:p>2410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839.5">
            <text:p>2583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060.5">
            <text:p>21060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7497.5">
            <text:p>1749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76">
            <text:p>2437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045">
            <text:p>2304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343.5">
            <text:p>2634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608">
            <text:p>2460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09">
            <text:p>23309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692.5">
            <text:p>2769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918.5">
            <text:p>2491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411.5">
            <text:p>2641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00">
            <text:p>228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225">
            <text:p>2122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775">
            <text:p>2677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9387.5">
            <text:p>2938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024">
            <text:p>2302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755">
            <text:p>2475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88">
            <text:p>2338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071">
            <text:p>2207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07.5">
            <text:p>2280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612">
            <text:p>2761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169.5">
            <text:p>2216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115">
            <text:p>2311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498">
            <text:p>2849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687.5">
            <text:p>1968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362.5">
            <text:p>2336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419.5">
            <text:p>2341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702">
            <text:p>2070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8332.5">
            <text:p>18332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871.5">
            <text:p>2187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304">
            <text:p>2530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728">
            <text:p>2572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691">
            <text:p>2169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313.5">
            <text:p>2431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943.5">
            <text:p>2294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583.5">
            <text:p>2458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024">
            <text:p>2402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530">
            <text:p>2753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97.5">
            <text:p>2289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635">
            <text:p>2763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957.5">
            <text:p>27957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6855.5">
            <text:p>26855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498">
            <text:p>28498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549.5">
            <text:p>23549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022">
            <text:p>1902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886.5">
            <text:p>2488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1168.5">
            <text:p>2116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3658.5">
            <text:p>2365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966">
            <text:p>2296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32">
            <text:p>2283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406.5">
            <text:p>27406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463.5">
            <text:p>2246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8144">
            <text:p>2814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123.5">
            <text:p>22123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451.5">
            <text:p>2045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488.5">
            <text:p>25488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4133">
            <text:p>2413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5797">
            <text:p>2579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815">
            <text:p>2281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891.5">
            <text:p>20891.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639.5">
            <text:p>2263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873.5">
            <text:p>2487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081.5">
            <text:p>2208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867.5">
            <text:p>3086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802">
            <text:p>2380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048.5">
            <text:p>2404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523">
            <text:p>2352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530.5">
            <text:p>2453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921">
            <text:p>2492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746">
            <text:p>2274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811">
            <text:p>2681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280">
            <text:p>232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737">
            <text:p>2573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488">
            <text:p>2348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829.5">
            <text:p>2182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378">
            <text:p>2137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22">
            <text:p>2512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740.5">
            <text:p>2674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222">
            <text:p>2422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78.5">
            <text:p>2647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36">
            <text:p>2363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81.5">
            <text:p>2438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422.5">
            <text:p>2942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373">
            <text:p>2137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137.5">
            <text:p>2213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992">
            <text:p>2999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934.5">
            <text:p>2393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932.5">
            <text:p>2793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464.5">
            <text:p>2746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20">
            <text:p>2262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813">
            <text:p>2181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122">
            <text:p>2812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985">
            <text:p>2498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838">
            <text:p>2783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78.5">
            <text:p>2267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898.5">
            <text:p>2689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267">
            <text:p>2526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092">
            <text:p>2509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18.5">
            <text:p>2361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40.5">
            <text:p>2364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56.5">
            <text:p>2435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911.5">
            <text:p>2591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498.5">
            <text:p>2849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976">
            <text:p>2697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32">
            <text:p>2263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410.5">
            <text:p>2141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287">
            <text:p>2328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268.5">
            <text:p>2426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474">
            <text:p>2347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391.5">
            <text:p>2239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701">
            <text:p>2670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150">
            <text:p>2615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849">
            <text:p>2584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346">
            <text:p>2934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111.5">
            <text:p>2611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63">
            <text:p>2516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404.5">
            <text:p>2240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486">
            <text:p>2148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880">
            <text:p>228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12.5">
            <text:p>2291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965.5">
            <text:p>1996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290.5">
            <text:p>2429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019.5">
            <text:p>2601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708">
            <text:p>2370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92">
            <text:p>2519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129">
            <text:p>2712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6804.5">
            <text:p>1680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536">
            <text:p>2853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245.5">
            <text:p>2224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480.5">
            <text:p>2148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297">
            <text:p>2329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507.5">
            <text:p>2350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997.5">
            <text:p>2599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563.5">
            <text:p>2456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36.5">
            <text:p>2643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734.5">
            <text:p>2673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06.5">
            <text:p>2290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116.5">
            <text:p>2411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960">
            <text:p>2696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815.5">
            <text:p>2681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611">
            <text:p>2461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255">
            <text:p>2925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371.5">
            <text:p>2537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91">
            <text:p>2009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660.5">
            <text:p>2566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03">
            <text:p>2640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099.5">
            <text:p>2709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549">
            <text:p>2454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796">
            <text:p>2479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832.5">
            <text:p>2183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33.5">
            <text:p>2643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832.5">
            <text:p>2483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155.5">
            <text:p>2415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734.5">
            <text:p>2373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361.5">
            <text:p>2036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301.5">
            <text:p>2830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027">
            <text:p>2202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72">
            <text:p>2007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276.5">
            <text:p>1927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35">
            <text:p>2653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082">
            <text:p>2508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53.5">
            <text:p>2265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269">
            <text:p>2426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928.5">
            <text:p>2492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575">
            <text:p>2157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61">
            <text:p>2656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433">
            <text:p>2743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651.5">
            <text:p>2565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885.5">
            <text:p>3088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166">
            <text:p>2716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831.5">
            <text:p>2283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829">
            <text:p>2782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7914">
            <text:p>1791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424.5">
            <text:p>2342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629">
            <text:p>2762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2417">
            <text:p>3241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710">
            <text:p>2371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59">
            <text:p>2655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819">
            <text:p>2781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611.5">
            <text:p>2661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474.5">
            <text:p>2247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679.5">
            <text:p>2567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967">
            <text:p>2796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340.5">
            <text:p>2834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816.5">
            <text:p>2581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096.5">
            <text:p>2709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178.5">
            <text:p>1917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922.5">
            <text:p>1992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884.5">
            <text:p>2388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924">
            <text:p>2192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181.5">
            <text:p>2818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402.5">
            <text:p>2340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32.5">
            <text:p>2433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610.5">
            <text:p>2761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240.5">
            <text:p>2424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972.5">
            <text:p>2597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052.5">
            <text:p>2405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037.5">
            <text:p>2403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274.5">
            <text:p>2527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70.5">
            <text:p>2437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19.5">
            <text:p>2361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28">
            <text:p>2292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97">
            <text:p>2299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479">
            <text:p>2447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90.5">
            <text:p>2299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835">
            <text:p>2783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537.5">
            <text:p>2453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785.5">
            <text:p>2578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108">
            <text:p>3010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233">
            <text:p>2723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458.5">
            <text:p>2545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123">
            <text:p>2712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19.5">
            <text:p>2511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544.5">
            <text:p>2154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068">
            <text:p>2606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389">
            <text:p>2238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94.5">
            <text:p>2269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111">
            <text:p>2311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804">
            <text:p>2680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580.5">
            <text:p>2358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998.5">
            <text:p>2499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096.5">
            <text:p>2509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003">
            <text:p>3000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679.5">
            <text:p>2867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92.5">
            <text:p>2369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54">
            <text:p>2435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76">
            <text:p>2517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538.5">
            <text:p>2353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460.5">
            <text:p>2546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58.5">
            <text:p>2655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871.5">
            <text:p>2187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7457.5">
            <text:p>1745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211.5">
            <text:p>2621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296.5">
            <text:p>3129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147.5">
            <text:p>2814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999.5">
            <text:p>2299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7983.5">
            <text:p>1798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240">
            <text:p>2524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850">
            <text:p>2885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351">
            <text:p>2435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765.5">
            <text:p>2076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666.5">
            <text:p>2766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6696">
            <text:p>1669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689.5">
            <text:p>2568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208">
            <text:p>2520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42">
            <text:p>2364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69.5">
            <text:p>2646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655.5">
            <text:p>2965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352">
            <text:p>2635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859.5">
            <text:p>2385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483">
            <text:p>2348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074.5">
            <text:p>2307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948.5">
            <text:p>2594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230">
            <text:p>2823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716">
            <text:p>2171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410.5">
            <text:p>2141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862.5">
            <text:p>2386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454.5">
            <text:p>2545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057">
            <text:p>2705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640.5">
            <text:p>2164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952.5">
            <text:p>2195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770.5">
            <text:p>2377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013">
            <text:p>2701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715.5">
            <text:p>2571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810.5">
            <text:p>2381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176">
            <text:p>2617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520.5">
            <text:p>3152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973">
            <text:p>1997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556">
            <text:p>2755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601.5">
            <text:p>2360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44.5">
            <text:p>18744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220.5">
            <text:p>26220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913.5">
            <text:p>24913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586.5">
            <text:p>2858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495.5">
            <text:p>2449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545">
            <text:p>2554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284">
            <text:p>2328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906">
            <text:p>2190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011">
            <text:p>2401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559.5">
            <text:p>2155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500">
            <text:p>285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726.5">
            <text:p>1972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527">
            <text:p>2452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256">
            <text:p>2525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657">
            <text:p>2265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526">
            <text:p>2252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9612.5">
            <text:p>2961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467.5">
            <text:p>2446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585">
            <text:p>2258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594">
            <text:p>2559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152.5">
            <text:p>2315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836">
            <text:p>2783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707.5">
            <text:p>2670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214">
            <text:p>2321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029.5">
            <text:p>30029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81.5">
            <text:p>26481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117.5">
            <text:p>2211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9496.5">
            <text:p>1949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495.5">
            <text:p>26495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138.5">
            <text:p>27138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816.5">
            <text:p>24816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131">
            <text:p>2513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667.5">
            <text:p>25667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2583">
            <text:p>2258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5522.5">
            <text:p>25522.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17">
            <text:p>2651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7420">
            <text:p>2742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1980">
            <text:p>219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070">
            <text:p>2407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3957">
            <text:p>2395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8030">
            <text:p>2803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802">
            <text:p>2380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90">
            <text:p>249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667.5">
            <text:p>2566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585.5">
            <text:p>2658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97">
            <text:p>2499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12">
            <text:p>2641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965">
            <text:p>2196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939.5">
            <text:p>2793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174.5">
            <text:p>2617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203.5">
            <text:p>2420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483">
            <text:p>2848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902">
            <text:p>2690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994">
            <text:p>2299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60">
            <text:p>2756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457">
            <text:p>2745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68.5">
            <text:p>2756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783.5">
            <text:p>247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318">
            <text:p>2131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36.5">
            <text:p>2643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885">
            <text:p>2688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220">
            <text:p>2422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042.5">
            <text:p>2904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89.5">
            <text:p>2648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1508.5">
            <text:p>3150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59.5">
            <text:p>2665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71">
            <text:p>2457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024">
            <text:p>2802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8772">
            <text:p>1877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071">
            <text:p>2407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827.5">
            <text:p>2582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626">
            <text:p>2562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633.5">
            <text:p>2763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805">
            <text:p>2480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170.5">
            <text:p>2617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557">
            <text:p>2855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387.5">
            <text:p>2238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892">
            <text:p>2689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216">
            <text:p>2921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847.5">
            <text:p>2184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761.5">
            <text:p>2476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452">
            <text:p>2545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48">
            <text:p>2494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72.5">
            <text:p>2597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490.5">
            <text:p>2449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74.5">
            <text:p>2597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818.5">
            <text:p>2481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664.5">
            <text:p>2166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483.5">
            <text:p>254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571.5">
            <text:p>2557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34">
            <text:p>2493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0948.5">
            <text:p>3094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045.5">
            <text:p>2704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462.5">
            <text:p>2446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292">
            <text:p>2629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401.5">
            <text:p>2840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344">
            <text:p>2734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83.5">
            <text:p>259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697.5">
            <text:p>2369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025">
            <text:p>2802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295">
            <text:p>2329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033">
            <text:p>2303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747.5">
            <text:p>2474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468.5">
            <text:p>2846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583">
            <text:p>2258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734.5">
            <text:p>2073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326">
            <text:p>2032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00">
            <text:p>2520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470">
            <text:p>2147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427.5">
            <text:p>2742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097">
            <text:p>2209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588.5">
            <text:p>2958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9469">
            <text:p>1946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359">
            <text:p>2635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338.5">
            <text:p>2533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538">
            <text:p>2253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238.5">
            <text:p>2623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105.5">
            <text:p>2410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07">
            <text:p>2490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473.5">
            <text:p>2047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324">
            <text:p>2532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54">
            <text:p>2525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795">
            <text:p>2579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23.5">
            <text:p>2492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04">
            <text:p>2520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440.5">
            <text:p>2444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026.5">
            <text:p>2902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778">
            <text:p>2877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314">
            <text:p>243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28.5">
            <text:p>2662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82.5">
            <text:p>2458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906.5">
            <text:p>2390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357">
            <text:p>2735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1164.5">
            <text:p>3116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79.5">
            <text:p>2597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687.5">
            <text:p>2368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302">
            <text:p>2530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71">
            <text:p>2757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683.5">
            <text:p>216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386.5">
            <text:p>2738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53">
            <text:p>2455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2136">
            <text:p>3213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514.5">
            <text:p>2651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356">
            <text:p>2535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22">
            <text:p>2592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0282.5">
            <text:p>3028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48.5">
            <text:p>2644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254.5">
            <text:p>2925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155">
            <text:p>2315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68.5">
            <text:p>2756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898">
            <text:p>2389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235.5">
            <text:p>2823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31.5">
            <text:p>2523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787.5">
            <text:p>2178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008">
            <text:p>2300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342.5">
            <text:p>2634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33">
            <text:p>2493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908.5">
            <text:p>2290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715.5">
            <text:p>2471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791">
            <text:p>2279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413">
            <text:p>2841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780">
            <text:p>2278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095.5">
            <text:p>2409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9957.5">
            <text:p>1995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639">
            <text:p>2163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564">
            <text:p>2256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713.5">
            <text:p>2371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997">
            <text:p>2099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095">
            <text:p>2609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36">
            <text:p>2663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181">
            <text:p>2218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444">
            <text:p>2544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0753.5">
            <text:p>3075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083.5">
            <text:p>260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54">
            <text:p>2645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350.5">
            <text:p>2435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455.5">
            <text:p>2245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659.5">
            <text:p>2765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55.5">
            <text:p>2525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32">
            <text:p>2453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59">
            <text:p>2665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08.5">
            <text:p>2520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772.5">
            <text:p>2677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188">
            <text:p>2518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720.5">
            <text:p>2772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973">
            <text:p>2397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141">
            <text:p>2714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973">
            <text:p>2797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78.5">
            <text:p>2527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240">
            <text:p>2824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01.5">
            <text:p>2450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74">
            <text:p>2347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104">
            <text:p>2510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45.5">
            <text:p>2344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022.5">
            <text:p>2502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547.5">
            <text:p>2254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167.5">
            <text:p>2216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584.5">
            <text:p>2358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32.5">
            <text:p>2523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714.5">
            <text:p>2771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766">
            <text:p>2576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361.5">
            <text:p>2436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895.5">
            <text:p>2489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417">
            <text:p>2641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51.5">
            <text:p>2525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632.5">
            <text:p>2263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247">
            <text:p>2324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615">
            <text:p>2561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337.5">
            <text:p>2733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534.5">
            <text:p>2853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009">
            <text:p>2300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935.5">
            <text:p>2593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847">
            <text:p>2384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29.5">
            <text:p>2342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583">
            <text:p>2558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14.5">
            <text:p>2661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586">
            <text:p>2058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048.5">
            <text:p>2404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523.5">
            <text:p>2352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461">
            <text:p>2946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1704.5">
            <text:p>3170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78.5">
            <text:p>2757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459.5">
            <text:p>2945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0738.5">
            <text:p>3073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1954.5">
            <text:p>31954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195">
            <text:p>2619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0890.5">
            <text:p>3089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50">
            <text:p>234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175.5">
            <text:p>2417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458.5">
            <text:p>2445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148.5">
            <text:p>2614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651.5">
            <text:p>2265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448.5">
            <text:p>2844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177.5">
            <text:p>2217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123">
            <text:p>2412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855">
            <text:p>2885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12">
            <text:p>2521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546.5">
            <text:p>2654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764">
            <text:p>2576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14">
            <text:p>249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1372">
            <text:p>3137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115.5">
            <text:p>2211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683.5">
            <text:p>2368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784">
            <text:p>2778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154">
            <text:p>2115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80.5">
            <text:p>2348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917">
            <text:p>2491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390.5">
            <text:p>2539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476.5">
            <text:p>2447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947">
            <text:p>2094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722">
            <text:p>2672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818">
            <text:p>2581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173.5">
            <text:p>2517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957.5">
            <text:p>2895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090">
            <text:p>260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042.5">
            <text:p>29042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926.5">
            <text:p>2292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436.5">
            <text:p>2343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706.5">
            <text:p>2570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226">
            <text:p>2222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108">
            <text:p>2510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4598.5">
            <text:p>24598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189.5">
            <text:p>2718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973">
            <text:p>2397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682">
            <text:p>2368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617">
            <text:p>2161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999">
            <text:p>2899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652">
            <text:p>2565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026.5">
            <text:p>2102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855.5">
            <text:p>2685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861.5">
            <text:p>2286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139.5">
            <text:p>2513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253">
            <text:p>2525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031.5">
            <text:p>2803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997">
            <text:p>2399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870.5">
            <text:p>28870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431.5">
            <text:p>27431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8765">
            <text:p>1876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793.5">
            <text:p>25793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860">
            <text:p>2286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2695.5">
            <text:p>22695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09.5">
            <text:p>2750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9776.5">
            <text:p>1977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082">
            <text:p>2808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2559.5">
            <text:p>32559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323">
            <text:p>2832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9817.5">
            <text:p>29817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3549">
            <text:p>2354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1826.5">
            <text:p>21826.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8592">
            <text:p>28592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5632">
            <text:p>2563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74">
            <text:p>2547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005">
            <text:p>290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214">
            <text:p>2821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31">
            <text:p>2543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223.5">
            <text:p>2622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708.5">
            <text:p>2470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966.5">
            <text:p>2596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207.5">
            <text:p>2120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970">
            <text:p>2697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309">
            <text:p>2330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947.5">
            <text:p>2894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664.5">
            <text:p>2866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029.5">
            <text:p>3102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049">
            <text:p>2504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939.5">
            <text:p>2293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884">
            <text:p>2688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2740">
            <text:p>3274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066.5">
            <text:p>2806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939.5">
            <text:p>2793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244">
            <text:p>2624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568">
            <text:p>2856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567">
            <text:p>2456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143.5">
            <text:p>2414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132.5">
            <text:p>2713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69">
            <text:p>2766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120">
            <text:p>241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287">
            <text:p>2828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776.5">
            <text:p>2877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311.5">
            <text:p>2731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419.5">
            <text:p>2641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908.5">
            <text:p>2590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625.5">
            <text:p>2262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407">
            <text:p>304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705">
            <text:p>277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846">
            <text:p>2684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605">
            <text:p>246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134">
            <text:p>2913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099">
            <text:p>2009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470.5">
            <text:p>274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569">
            <text:p>2856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145.5">
            <text:p>2714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301">
            <text:p>3030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440.5">
            <text:p>2144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994">
            <text:p>2699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52.5">
            <text:p>2345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529.5">
            <text:p>3052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07">
            <text:p>2660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40.5">
            <text:p>2544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744">
            <text:p>2574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204">
            <text:p>2720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51.5">
            <text:p>2765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789">
            <text:p>2778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970.5">
            <text:p>229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643.5">
            <text:p>3064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886">
            <text:p>2588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066">
            <text:p>2106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350">
            <text:p>2535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873">
            <text:p>3187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94">
            <text:p>2769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952.5">
            <text:p>2395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048">
            <text:p>2904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048.5">
            <text:p>2604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470">
            <text:p>2647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178">
            <text:p>2917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327.5">
            <text:p>2432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208.5">
            <text:p>2720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559">
            <text:p>2455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420.5">
            <text:p>2942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243.5">
            <text:p>2424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462.5">
            <text:p>2746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446.5">
            <text:p>2744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910.5">
            <text:p>2491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154">
            <text:p>2915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796">
            <text:p>2579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675.5">
            <text:p>2567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082.5">
            <text:p>2608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170.5">
            <text:p>231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341.5">
            <text:p>2334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753">
            <text:p>2875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043">
            <text:p>2704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654">
            <text:p>2565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03.5">
            <text:p>2540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428.5">
            <text:p>2242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382">
            <text:p>2538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015">
            <text:p>2901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646.5">
            <text:p>2564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79">
            <text:p>2667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464.5">
            <text:p>2446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98.5">
            <text:p>2669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74">
            <text:p>2767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593.5">
            <text:p>2759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192">
            <text:p>2519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889">
            <text:p>2688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524">
            <text:p>2852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034.5">
            <text:p>2403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64.5">
            <text:p>2546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27.5">
            <text:p>2342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140.5">
            <text:p>3114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319">
            <text:p>2431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77">
            <text:p>2347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200">
            <text:p>232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214.5">
            <text:p>2321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402">
            <text:p>2940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206.5">
            <text:p>2520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179.5">
            <text:p>2417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827">
            <text:p>2082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165.5">
            <text:p>2516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741">
            <text:p>2974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821.5">
            <text:p>2682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15">
            <text:p>2761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290">
            <text:p>212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733.5">
            <text:p>2873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863.5">
            <text:p>2886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543.5">
            <text:p>2754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901.5">
            <text:p>3190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675">
            <text:p>3067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435.5">
            <text:p>2643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783">
            <text:p>2678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65">
            <text:p>2666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552.5">
            <text:p>2355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078.5">
            <text:p>2407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472.5">
            <text:p>2747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346.5">
            <text:p>2834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145.5">
            <text:p>2814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286">
            <text:p>2728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95">
            <text:p>2669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450.5">
            <text:p>2545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229.5">
            <text:p>2022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917">
            <text:p>2791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725">
            <text:p>2572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168.5">
            <text:p>2516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870.5">
            <text:p>318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52.5">
            <text:p>2665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570.5">
            <text:p>235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705.5">
            <text:p>2970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194.5">
            <text:p>2319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762.5">
            <text:p>2676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923.5">
            <text:p>2492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485.5">
            <text:p>1848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589.5">
            <text:p>2658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780">
            <text:p>2278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765.5">
            <text:p>2476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073.5">
            <text:p>2707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845">
            <text:p>2784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341">
            <text:p>3134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053">
            <text:p>3105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228.5">
            <text:p>2922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542.5">
            <text:p>2854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384.5">
            <text:p>3138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1256.5">
            <text:p>3125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118">
            <text:p>251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683.5">
            <text:p>2168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076.5">
            <text:p>2507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524">
            <text:p>2752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086.5">
            <text:p>28086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584.5">
            <text:p>2358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734.5">
            <text:p>2673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116">
            <text:p>2611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61">
            <text:p>2346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412.5">
            <text:p>2741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908.5">
            <text:p>2490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798">
            <text:p>2979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909.5">
            <text:p>2790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733.5">
            <text:p>2573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324">
            <text:p>2232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301.5">
            <text:p>2630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723.5">
            <text:p>2972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401">
            <text:p>2640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223">
            <text:p>2122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838">
            <text:p>2483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582">
            <text:p>2758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479.5">
            <text:p>2847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534">
            <text:p>2653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424">
            <text:p>2842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118.5">
            <text:p>2811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010">
            <text:p>2601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038.5">
            <text:p>2503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994">
            <text:p>3099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196">
            <text:p>2519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46">
            <text:p>2344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825.5">
            <text:p>2882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887">
            <text:p>2588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803.5">
            <text:p>2580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490.5">
            <text:p>2449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860.5">
            <text:p>1886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149">
            <text:p>2314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783.5">
            <text:p>2778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639">
            <text:p>2663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517.5">
            <text:p>2651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954.5">
            <text:p>2995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155">
            <text:p>2815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130.5">
            <text:p>3013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528.5">
            <text:p>2552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585.5">
            <text:p>2558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578.5">
            <text:p>2857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857">
            <text:p>2885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153.5">
            <text:p>2415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718">
            <text:p>247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933.5">
            <text:p>29933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54.5">
            <text:p>2345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770.5">
            <text:p>2677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800">
            <text:p>218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431.5">
            <text:p>3043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62.5">
            <text:p>2346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944.5">
            <text:p>2394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174">
            <text:p>2717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936">
            <text:p>2693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180.5">
            <text:p>2718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927.5">
            <text:p>2992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0159">
            <text:p>2015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508.5">
            <text:p>2550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30">
            <text:p>2763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741.5">
            <text:p>2674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898">
            <text:p>2889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82.5">
            <text:p>2348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469.5">
            <text:p>2846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751">
            <text:p>2775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139">
            <text:p>2813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933">
            <text:p>2393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119">
            <text:p>2711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734.5">
            <text:p>2173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319">
            <text:p>2731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768.5">
            <text:p>2176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412">
            <text:p>2941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253">
            <text:p>2725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374.5">
            <text:p>2137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362.5">
            <text:p>2636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463">
            <text:p>2346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082.5">
            <text:p>2508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839.5">
            <text:p>2583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437.5">
            <text:p>2643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831.5">
            <text:p>3083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395.5">
            <text:p>21395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898">
            <text:p>2789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767.5">
            <text:p>25767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068.5">
            <text:p>25068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690.5">
            <text:p>27690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324.5">
            <text:p>2332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211.5">
            <text:p>3021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5999.5">
            <text:p>25999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9543">
            <text:p>2954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994.5">
            <text:p>2499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2847">
            <text:p>2284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694.5">
            <text:p>21694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8253">
            <text:p>2825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874">
            <text:p>2387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251">
            <text:p>2125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3539">
            <text:p>2353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982.5">
            <text:p>24982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691">
            <text:p>306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/00/0000</text:date>, <text:time style:data-style-name="N2" text:time-value="0000-00-00T12:30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20:57</meta:creation-date>
    <dc:date>2012-11-18T12:32:50</dc:date>
    <dc:creator>Andrea Borghesi</dc:creator>
    <meta:editing-duration>P0D</meta:editing-duration>
    <meta:editing-cycles>2</meta:editing-cycles>
    <meta:generator>LibreOffice/3.6$Linux_X86_64 LibreOffice_project/932b512-69e3009-7a10e5c-fc86223-a55908</meta:generator>
    <meta:document-statistic meta:table-count="3" meta:cell-count="5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7cm" svg:height="9.006cm" xlink:href=".." xlink:type="simple" chart:class="chart:bar" chart:style-name="ch1">
        <chart:legend chart:legend-position="end" svg:x="27.034cm" svg:y="3.955cm" style:legend-expansion="high" chart:style-name="ch2"/>
        <chart:plot-area chart:style-name="ch3" table:cell-range-address="Sheet1.A1:Sheet1.B2500" svg:x="1.035cm" svg:y="0.855cm" svg:width="24.829cm" svg:height="7.551cm">
          <chartooo:coordinate-region svg:x="2.212cm" svg:y="1.054cm" svg:width="23.453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0" chart:class="chart:bar">
            <chart:data-point chart:repeated="2500"/>
          </chart:series>
          <chart:series chart:style-name="ch8" chart:values-cell-range-address="Sheet1.B1:Sheet1.B2500" chart:class="chart:bar"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4074.5">
                <text:p>24074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091.5">
                <text:p>1809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980.5">
                <text:p>199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047.5">
                <text:p>2404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193">
                <text:p>2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062.5">
                <text:p>240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314">
                <text:p>25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458.5">
                <text:p>1945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9094.5">
                <text:p>190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7781.5">
                <text:p>1778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631.5">
                <text:p>186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6317.5">
                <text:p>2631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4956">
                <text:p>24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6215.5">
                <text:p>1621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9002.5">
                <text:p>1900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079.5">
                <text:p>2007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168.5">
                <text:p>2216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4300.5">
                <text:p>2430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9467.5">
                <text:p>194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82.5">
                <text:p>170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9441">
                <text:p>19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572.5">
                <text:p>2257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8880.5">
                <text:p>1888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8026.5">
                <text:p>1802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1845.5">
                <text:p>2184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135.5">
                <text:p>2413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370">
                <text:p>22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0006.5">
                <text:p>2000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917.5">
                <text:p>1991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8532.5">
                <text:p>185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318">
                <text:p>2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931.5">
                <text:p>1993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987.5">
                <text:p>2898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8045.5">
                <text:p>1804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2616.5">
                <text:p>226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421.5">
                <text:p>1742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0634.5">
                <text:p>2063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0728.5">
                <text:p>2072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3094.5">
                <text:p>2309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0153.5">
                <text:p>201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656.5">
                <text:p>2365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593.5">
                <text:p>2359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796.5">
                <text:p>2479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0408.5">
                <text:p>2040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638">
                <text:p>15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2360.5">
                <text:p>2236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277.5">
                <text:p>2527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2614.5">
                <text:p>2261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496">
                <text:p>2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6916.5">
                <text:p>2691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9515.5">
                <text:p>19515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4488.5">
                <text:p>2448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967.5">
                <text:p>2096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4.5">
                <text:p>2250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0823.5">
                <text:p>20823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394">
                <text:p>2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493.5">
                <text:p>2149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8262.5">
                <text:p>1826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288.5">
                <text:p>2228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043">
                <text:p>2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4309.5">
                <text:p>2430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026">
                <text:p>25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8474.5">
                <text:p>1847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3857.5">
                <text:p>2385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2484">
                <text:p>22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1909.5">
                <text:p>2190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0218.5">
                <text:p>2021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3939.5">
                <text:p>23939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0022.5">
                <text:p>2002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16602.5">
                <text:p>1660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1257.5">
                <text:p>2125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0909">
                <text:p>2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1826">
                <text:p>218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674">
                <text:p>25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731">
                <text:p>21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3006.5">
                <text:p>2300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976">
                <text:p>209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0495.5">
                <text:p>20495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19611.5">
                <text:p>1961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9053.5">
                <text:p>19053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0510.5">
                <text:p>2051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2551.5">
                <text:p>2255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17014.5">
                <text:p>1701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7028.5">
                <text:p>27028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18822.5">
                <text:p>1882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0307.5">
                <text:p>2030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0452.5">
                <text:p>2045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3083.5">
                <text:p>2308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8864.5">
                <text:p>1886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231.5">
                <text:p>23231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16575.5">
                <text:p>1657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19047.5">
                <text:p>1904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18818.5">
                <text:p>1881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2367.5">
                <text:p>22367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19586.5">
                <text:p>19586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2841.5">
                <text:p>22841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382.5">
                <text:p>2238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706.5">
                <text:p>2370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2039.5">
                <text:p>220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2060.5">
                <text:p>2206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31023.5">
                <text:p>31023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397.5">
                <text:p>2039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0627.5">
                <text:p>2062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8188.5">
                <text:p>1818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1136.5">
                <text:p>2113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129.5">
                <text:p>22129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0438.5">
                <text:p>2043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2804.5">
                <text:p>2280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0459.5">
                <text:p>204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4859.5">
                <text:p>24859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6842">
                <text:p>26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0961">
                <text:p>20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0538.5">
                <text:p>2053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8225.5">
                <text:p>2822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164.5">
                <text:p>211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176">
                <text:p>281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0746">
                <text:p>20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1175.5">
                <text:p>2117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1332.5">
                <text:p>21332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16720.5">
                <text:p>1672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1573.5">
                <text:p>2157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0753">
                <text:p>207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3412.5">
                <text:p>2341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6292.5">
                <text:p>1629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4724">
                <text:p>247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282">
                <text:p>252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6725.5">
                <text:p>2672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1409.5">
                <text:p>2140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8175.5">
                <text:p>281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371.5">
                <text:p>2337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18195.5">
                <text:p>1819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0985">
                <text:p>20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7001.5">
                <text:p>1700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0678.5">
                <text:p>2067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17921.5">
                <text:p>17921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040.5">
                <text:p>2304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19326.5">
                <text:p>1932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1069.5">
                <text:p>21069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3574">
                <text:p>235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9551.5">
                <text:p>29551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18681.5">
                <text:p>1868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9727.5">
                <text:p>1972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7785.5">
                <text:p>2778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76.5">
                <text:p>20076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1012.5">
                <text:p>21012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377">
                <text:p>22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19406.5">
                <text:p>1940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5963.5">
                <text:p>2596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0971.5">
                <text:p>20971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19130.5">
                <text:p>1913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501">
                <text:p>225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0827.5">
                <text:p>2082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0445.5">
                <text:p>20445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74.5">
                <text:p>2767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2609">
                <text:p>226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85">
                <text:p>27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1497.5">
                <text:p>21497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2327">
                <text:p>22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4999">
                <text:p>24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3966.5">
                <text:p>2396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3773.5">
                <text:p>23773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1861.5">
                <text:p>2186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4683">
                <text:p>246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1357">
                <text:p>2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524.5">
                <text:p>215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18387.5">
                <text:p>1838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0390.5">
                <text:p>20390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1648.5">
                <text:p>21648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0406">
                <text:p>204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2078.5">
                <text:p>22078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19541.5">
                <text:p>19541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15892">
                <text:p>158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299.5">
                <text:p>2029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19629.5">
                <text:p>1962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3980.5">
                <text:p>2398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11">
                <text:p>264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070.5">
                <text:p>2507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72.5">
                <text:p>2557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5699.5">
                <text:p>25699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19187.5">
                <text:p>19187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515.5">
                <text:p>23515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0118">
                <text:p>2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1419.5">
                <text:p>21419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6180.5">
                <text:p>2618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19.5">
                <text:p>26119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468.5">
                <text:p>21468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566.5">
                <text:p>22566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028.5">
                <text:p>2402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518.5">
                <text:p>2351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19486.5">
                <text:p>19486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3974">
                <text:p>239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5865.5">
                <text:p>25865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16039.5">
                <text:p>16039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54.5">
                <text:p>1875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529.5">
                <text:p>23529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2300.5">
                <text:p>2230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1702.5">
                <text:p>2170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269.5">
                <text:p>2126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1873">
                <text:p>21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0749.5">
                <text:p>20749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15654.5">
                <text:p>1565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147">
                <text:p>26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3045.5">
                <text:p>23045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3676">
                <text:p>236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4453.5">
                <text:p>2445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3139.5">
                <text:p>2313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7757">
                <text:p>177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3547.5">
                <text:p>2354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9064.5">
                <text:p>2906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253">
                <text:p>242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2398.5">
                <text:p>2239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922">
                <text:p>189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308.5">
                <text:p>2030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959.5">
                <text:p>2295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3223.5">
                <text:p>2322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0315.5">
                <text:p>2031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1004.5">
                <text:p>2100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6496.5">
                <text:p>26496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19307.5">
                <text:p>19307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1616.5">
                <text:p>21616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18626">
                <text:p>18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4050.5">
                <text:p>2405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254.5">
                <text:p>2225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004">
                <text:p>26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19222.5">
                <text:p>1922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17409.5">
                <text:p>17409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19239.5">
                <text:p>1923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0892.5">
                <text:p>2089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1872.5">
                <text:p>2187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7477.5">
                <text:p>1747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7041.5">
                <text:p>2704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0684.5">
                <text:p>20684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19627.5">
                <text:p>1962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3465">
                <text:p>23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1538">
                <text:p>215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4014">
                <text:p>240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718.5">
                <text:p>24718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773.5">
                <text:p>19773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2215.5">
                <text:p>22215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1747.5">
                <text:p>2174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849">
                <text:p>208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19041.5">
                <text:p>1904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899.5">
                <text:p>23899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2284.5">
                <text:p>2228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6774.5">
                <text:p>267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3635.5">
                <text:p>2363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506.5">
                <text:p>20506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333.5">
                <text:p>22333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2826">
                <text:p>22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423.5">
                <text:p>20423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3054">
                <text:p>230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19958.5">
                <text:p>19958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386.5">
                <text:p>24386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2892.5">
                <text:p>22892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7686.5">
                <text:p>17686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18027.5">
                <text:p>1802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7049.5">
                <text:p>27049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0260.5">
                <text:p>2026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5694.5">
                <text:p>25694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425.5">
                <text:p>26425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18542.5">
                <text:p>1854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1048.5">
                <text:p>210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295.5">
                <text:p>22295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0836.5">
                <text:p>2083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0862.5">
                <text:p>208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6152.5">
                <text:p>2615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827.5">
                <text:p>2182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213.5">
                <text:p>22213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18891.5">
                <text:p>1889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2887">
                <text:p>228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3477.5">
                <text:p>2347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19181.5">
                <text:p>19181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132.5">
                <text:p>2113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17022.5">
                <text:p>1702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7034.5">
                <text:p>27034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18955.5">
                <text:p>18955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3328.5">
                <text:p>23328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100.5">
                <text:p>211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17960.5">
                <text:p>1796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2517">
                <text:p>225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250.5">
                <text:p>2125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825.5">
                <text:p>2082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7927.5">
                <text:p>1792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15077.5">
                <text:p>15077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995.5">
                <text:p>20995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8065">
                <text:p>28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3495.5">
                <text:p>23495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18494">
                <text:p>184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19190.5">
                <text:p>19190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202">
                <text:p>222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403.5">
                <text:p>21403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464.5">
                <text:p>2346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5022">
                <text:p>250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5151">
                <text:p>251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135.5">
                <text:p>23135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984.5">
                <text:p>259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0292">
                <text:p>202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4181.5">
                <text:p>24181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564.5">
                <text:p>2556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3417">
                <text:p>234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2182.5">
                <text:p>22182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1684">
                <text:p>216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8231">
                <text:p>282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6909">
                <text:p>269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19391.5">
                <text:p>19391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18725.5">
                <text:p>1872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19214.5">
                <text:p>1921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8798.5">
                <text:p>2879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0773.5">
                <text:p>20773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4244.5">
                <text:p>242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9565">
                <text:p>295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136.5">
                <text:p>23136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1235.5">
                <text:p>21235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258.5">
                <text:p>222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806">
                <text:p>248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1581">
                <text:p>21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19664.5">
                <text:p>1966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4429.5">
                <text:p>2442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4919.5">
                <text:p>24919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065.5">
                <text:p>210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3602.5">
                <text:p>23602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9767.5">
                <text:p>29767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18427.5">
                <text:p>1842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1758">
                <text:p>217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3141">
                <text:p>231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3751.5">
                <text:p>2375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6290.5">
                <text:p>2629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2618.5">
                <text:p>22618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17444.5">
                <text:p>1744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7681.5">
                <text:p>2768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9431.5">
                <text:p>29431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8646.5">
                <text:p>2864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19678.5">
                <text:p>196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1283">
                <text:p>2128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1600.5">
                <text:p>21600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4498.5">
                <text:p>24498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3545.5">
                <text:p>23545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68.5">
                <text:p>25268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1562.5">
                <text:p>21562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57.5">
                <text:p>2265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5526.5">
                <text:p>2552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0587">
                <text:p>205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2071.5">
                <text:p>22071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3937.5">
                <text:p>2393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18918.5">
                <text:p>18918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9401.5">
                <text:p>29401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30500.5">
                <text:p>30500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6162">
                <text:p>261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3192.5">
                <text:p>2319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048">
                <text:p>270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9142">
                <text:p>291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2824">
                <text:p>228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329.5">
                <text:p>2132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6749.5">
                <text:p>26749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1431">
                <text:p>214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4908">
                <text:p>249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6838.5">
                <text:p>26838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4859">
                <text:p>248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4416.5">
                <text:p>24416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8818">
                <text:p>288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151">
                <text:p>221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18782.5">
                <text:p>18782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3054.5">
                <text:p>2305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1910">
                <text:p>219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6930.5">
                <text:p>26930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027.5">
                <text:p>21027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9980.5">
                <text:p>29980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19646.5">
                <text:p>19646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3775">
                <text:p>237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32482.5">
                <text:p>32482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3067.5">
                <text:p>230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2587.5">
                <text:p>22587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615">
                <text:p>226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15898.5">
                <text:p>15898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19750.5">
                <text:p>1975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4713.5">
                <text:p>24713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218.5">
                <text:p>28218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18356.5">
                <text:p>18356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2687.5">
                <text:p>22687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2704.5">
                <text:p>2270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0210.5">
                <text:p>2021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6497">
                <text:p>2649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92.5">
                <text:p>22392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0173.5">
                <text:p>20173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30281">
                <text:p>302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5018.5">
                <text:p>25018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4539.5">
                <text:p>24539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0785.5">
                <text:p>20785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156">
                <text:p>241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7749.5">
                <text:p>27749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6429">
                <text:p>2642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5847.5">
                <text:p>25847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1506.5">
                <text:p>21506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30560">
                <text:p>305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618">
                <text:p>266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5353.5">
                <text:p>2535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2555.5">
                <text:p>225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19087.5">
                <text:p>19087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18783.5">
                <text:p>18783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1226">
                <text:p>212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5356.5">
                <text:p>2535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243.5">
                <text:p>2524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1727.5">
                <text:p>217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8717">
                <text:p>287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7889.5">
                <text:p>2788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6157.5">
                <text:p>26157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4160.5">
                <text:p>24160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4847">
                <text:p>248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840">
                <text:p>268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4224">
                <text:p>242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031.5">
                <text:p>27031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987.5">
                <text:p>22987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026.5">
                <text:p>2502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5407.5">
                <text:p>2540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4615">
                <text:p>246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2400.5">
                <text:p>22400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6572.5">
                <text:p>2657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2005.5">
                <text:p>22005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8452">
                <text:p>284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4420.5">
                <text:p>24420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5539">
                <text:p>2553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19686.5">
                <text:p>19686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2024.5">
                <text:p>220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056.5">
                <text:p>21056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1080.5">
                <text:p>2108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33341">
                <text:p>333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6487">
                <text:p>2648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6444">
                <text:p>264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452">
                <text:p>264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4682.5">
                <text:p>2468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075.5">
                <text:p>2107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5493.5">
                <text:p>2549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8162">
                <text:p>281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7671.5">
                <text:p>27671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19037.5">
                <text:p>1903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7584.5">
                <text:p>27584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01">
                <text:p>226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65.5">
                <text:p>2336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3646">
                <text:p>236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2139">
                <text:p>221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008.5">
                <text:p>23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81.5">
                <text:p>24981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0498.5">
                <text:p>20498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5389.5">
                <text:p>25389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0446.5">
                <text:p>20446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0944.5">
                <text:p>20944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17497.5">
                <text:p>17497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411.5">
                <text:p>26411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2169.5">
                <text:p>22169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3362.5">
                <text:p>2336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419.5">
                <text:p>23419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18332.5">
                <text:p>1833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304">
                <text:p>2530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4313.5">
                <text:p>24313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4583.5">
                <text:p>24583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7957.5">
                <text:p>27957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1168.5">
                <text:p>21168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7406.5">
                <text:p>27406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2463.5">
                <text:p>2246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5488.5">
                <text:p>25488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2081.5">
                <text:p>22081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30867.5">
                <text:p>3086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3523">
                <text:p>235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5737">
                <text:p>2573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40.5">
                <text:p>26740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4222">
                <text:p>242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2137.5">
                <text:p>2213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9992">
                <text:p>299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7932.5">
                <text:p>27932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7464.5">
                <text:p>27464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838">
                <text:p>2783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2678.5">
                <text:p>22678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898.5">
                <text:p>2689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67">
                <text:p>252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8498.5">
                <text:p>2849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6701">
                <text:p>267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9346">
                <text:p>293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111.5">
                <text:p>26111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404.5">
                <text:p>22404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19965.5">
                <text:p>1996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16804.5">
                <text:p>16804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1480.5">
                <text:p>21480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9255">
                <text:p>29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660.5">
                <text:p>25660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7099.5">
                <text:p>2709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155.5">
                <text:p>24155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3734.5">
                <text:p>237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8301.5">
                <text:p>2830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2027">
                <text:p>220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19276.5">
                <text:p>19276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082">
                <text:p>2508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2653.5">
                <text:p>2265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928.5">
                <text:p>24928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561">
                <text:p>265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30885.5">
                <text:p>30885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2831.5">
                <text:p>2283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424.5">
                <text:p>23424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32417">
                <text:p>3241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5679.5">
                <text:p>2567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340.5">
                <text:p>2834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19178.5">
                <text:p>19178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884.5">
                <text:p>2388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5785.5">
                <text:p>25785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44.5">
                <text:p>2154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8679.5">
                <text:p>28679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5176">
                <text:p>25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6558.5">
                <text:p>26558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17457.5">
                <text:p>17457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211.5">
                <text:p>26211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31296.5">
                <text:p>31296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8147.5">
                <text:p>28147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17983.5">
                <text:p>17983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0765.5">
                <text:p>2076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9655.5">
                <text:p>29655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52">
                <text:p>263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3862.5">
                <text:p>23862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5454.5">
                <text:p>25454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640.5">
                <text:p>21640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1952.5">
                <text:p>21952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715.5">
                <text:p>2571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31520.5">
                <text:p>31520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601.5">
                <text:p>2360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18744.5">
                <text:p>18744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4913.5">
                <text:p>249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2526">
                <text:p>225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9612.5">
                <text:p>29612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467.5">
                <text:p>24467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7836">
                <text:p>278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30029.5">
                <text:p>30029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19496.5">
                <text:p>19496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8030">
                <text:p>280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8483">
                <text:p>284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31508.5">
                <text:p>31508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633.5">
                <text:p>276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6170.5">
                <text:p>26170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557">
                <text:p>2855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892">
                <text:p>268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9216">
                <text:p>292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1847.5">
                <text:p>21847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5571.5">
                <text:p>25571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4934">
                <text:p>2493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30948.5">
                <text:p>30948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7045.5">
                <text:p>27045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8401.5">
                <text:p>28401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5983.5">
                <text:p>25983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3033">
                <text:p>230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747.5">
                <text:p>24747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8468.5">
                <text:p>28468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427.5">
                <text:p>27427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9588.5">
                <text:p>2958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359">
                <text:p>2635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473.5">
                <text:p>20473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9026.5">
                <text:p>29026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8778">
                <text:p>2877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628.5">
                <text:p>26628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31164.5">
                <text:p>31164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4.5">
                <text:p>26514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922">
                <text:p>259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30282.5">
                <text:p>3028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6448.5">
                <text:p>26448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254.5">
                <text:p>29254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231.5">
                <text:p>2523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1787.5">
                <text:p>21787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6342.5">
                <text:p>26342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4715.5">
                <text:p>24715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4095.5">
                <text:p>24095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19957.5">
                <text:p>19957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753.5">
                <text:p>30753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083.5">
                <text:p>26083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6772.5">
                <text:p>2677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188">
                <text:p>251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7720.5">
                <text:p>27720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7973">
                <text:p>279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547.5">
                <text:p>2254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5232.5">
                <text:p>25232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361.5">
                <text:p>2436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2632.5">
                <text:p>2263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8534.5">
                <text:p>28534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31704.5">
                <text:p>31704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578.5">
                <text:p>27578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9459.5">
                <text:p>2945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30738.5">
                <text:p>30738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1954.5">
                <text:p>31954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30890.5">
                <text:p>30890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4175.5">
                <text:p>24175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2177.5">
                <text:p>2217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5212">
                <text:p>2521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31372">
                <text:p>3137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8957.5">
                <text:p>28957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436.5">
                <text:p>23436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4598.5">
                <text:p>24598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7189.5">
                <text:p>271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8999">
                <text:p>2899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1026.5">
                <text:p>21026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2861.5">
                <text:p>2286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8031.5">
                <text:p>28031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7431.5">
                <text:p>27431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2695.5">
                <text:p>22695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19776.5">
                <text:p>1977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8082">
                <text:p>280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32559.5">
                <text:p>32559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9817.5">
                <text:p>29817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549">
                <text:p>2354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8592">
                <text:p>285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214">
                <text:p>2821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08.5">
                <text:p>24708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5966.5">
                <text:p>25966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1207.5">
                <text:p>21207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1029.5">
                <text:p>31029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2740">
                <text:p>3274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8066.5">
                <text:p>2806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8568">
                <text:p>285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87">
                <text:p>2828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8776.5">
                <text:p>28776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7311.5">
                <text:p>2731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6419.5">
                <text:p>26419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2625.5">
                <text:p>2262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7705">
                <text:p>2770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470.5">
                <text:p>27470.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145.5">
                <text:p>27145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301">
                <text:p>3030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1440.5">
                <text:p>21440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3452.5">
                <text:p>23452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30529.5">
                <text:p>30529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5440.5">
                <text:p>25440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204">
                <text:p>2720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7651.5">
                <text:p>27651.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2970.5">
                <text:p>22970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30643.5">
                <text:p>30643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7694">
                <text:p>2769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9048">
                <text:p>2904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6048.5">
                <text:p>26048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327.5">
                <text:p>24327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7208.5">
                <text:p>2720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9420.5">
                <text:p>29420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7462.5">
                <text:p>27462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8753">
                <text:p>2875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2428.5">
                <text:p>22428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5382">
                <text:p>253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5646.5">
                <text:p>25646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6679">
                <text:p>2667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6698.5">
                <text:p>26698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674">
                <text:p>276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319">
                <text:p>243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9402">
                <text:p>29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4179.5">
                <text:p>24179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8733.5">
                <text:p>28733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7543.5">
                <text:p>27543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31901.5">
                <text:p>31901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6435.5">
                <text:p>26435.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783">
                <text:p>2678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4078.5">
                <text:p>24078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8346.5">
                <text:p>28346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8145.5">
                <text:p>2814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450.5">
                <text:p>25450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31870.5">
                <text:p>31870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762.5">
                <text:p>26762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18485.5">
                <text:p>18485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1341">
                <text:p>3134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9228.5">
                <text:p>2922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8542.5">
                <text:p>2854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31256.5">
                <text:p>31256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8086.5">
                <text:p>28086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6116">
                <text:p>2611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9798">
                <text:p>297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909.5">
                <text:p>27909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9723.5">
                <text:p>29723.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1223">
                <text:p>212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8479.5">
                <text:p>28479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424">
                <text:p>2842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8118.5">
                <text:p>28118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8825.5">
                <text:p>28825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18860.5">
                <text:p>18860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9954.5">
                <text:p>29954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130.5">
                <text:p>30130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5585.5">
                <text:p>25585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4153.5">
                <text:p>2415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9933.5">
                <text:p>2993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0431.5">
                <text:p>3043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9927.5">
                <text:p>29927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7630">
                <text:p>2763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8898">
                <text:p>2889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3482.5">
                <text:p>2348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8469.5">
                <text:p>28469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7319">
                <text:p>273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253">
                <text:p>2725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1374.5">
                <text:p>21374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30831.5">
                <text:p>30831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5767.5">
                <text:p>2576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7690.5">
                <text:p>27690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3324.5">
                <text:p>23324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5999.5">
                <text:p>25999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253">
                <text:p>282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30691">
                <text:p>30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:Sheet1.B2500" svg:x="1.33cm" svg:y="0.855cm" svg:width="14.03cm" svg:height="6.989cm">
          <chartooo:coordinate-region svg:x="2.507cm" svg:y="1.054cm" svg:width="12.666cm" svg:height="6.143cm"/>
          <chart:axis chart:dimension="x" chart:name="primary-x" chart:style-name="ch3">
            <chart:title svg:x="6.912cm" svg:y="8.024cm" chart:style-name="ch4">
              <text:p>Raggio interazione</text:p>
            </chart:title>
          </chart:axis>
          <chart:axis chart:dimension="y" chart:name="primary-y" chart:style-name="ch3">
            <chart:title svg:x="0.451cm" svg:y="6.126cm" chart:style-name="ch5">
              <text:p>Produzione Elettrica kW</text:p>
            </chart:title>
            <chart:grid chart:style-name="ch6" chart:class="major"/>
          </chart:axis>
          <chart:series chart:style-name="ch7" chart:values-cell-range-address="Sheet1.B1:Sheet1.B2500" chart:class="chart:scatter">
            <chart:domain table:cell-range-address="Sheet1.A1:Sheet1.A2500"/>
            <chart:regression-curve chart:style-name="ch8">
              <chart:equation svg:x="2.249cm" svg:y="5.629cm"/>
            </chart:regression-curve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4074.5">
                <text:p>24074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091.5">
                <text:p>1809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980.5">
                <text:p>199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047.5">
                <text:p>2404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193">
                <text:p>2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062.5">
                <text:p>240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314">
                <text:p>25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458.5">
                <text:p>1945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9094.5">
                <text:p>190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7781.5">
                <text:p>1778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631.5">
                <text:p>186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6317.5">
                <text:p>2631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4956">
                <text:p>24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6215.5">
                <text:p>1621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9002.5">
                <text:p>1900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079.5">
                <text:p>2007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168.5">
                <text:p>2216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4300.5">
                <text:p>2430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9467.5">
                <text:p>194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82.5">
                <text:p>170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9441">
                <text:p>19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572.5">
                <text:p>2257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8880.5">
                <text:p>1888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8026.5">
                <text:p>1802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1845.5">
                <text:p>2184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135.5">
                <text:p>2413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370">
                <text:p>22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0006.5">
                <text:p>2000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917.5">
                <text:p>1991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8532.5">
                <text:p>185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318">
                <text:p>2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931.5">
                <text:p>1993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987.5">
                <text:p>2898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8045.5">
                <text:p>1804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2616.5">
                <text:p>226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421.5">
                <text:p>1742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0634.5">
                <text:p>2063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0728.5">
                <text:p>2072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3094.5">
                <text:p>2309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0153.5">
                <text:p>201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656.5">
                <text:p>2365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593.5">
                <text:p>2359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796.5">
                <text:p>2479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0408.5">
                <text:p>2040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638">
                <text:p>15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2360.5">
                <text:p>2236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277.5">
                <text:p>2527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2614.5">
                <text:p>2261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496">
                <text:p>2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6916.5">
                <text:p>2691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9515.5">
                <text:p>19515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4488.5">
                <text:p>2448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967.5">
                <text:p>2096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4.5">
                <text:p>2250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0823.5">
                <text:p>20823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394">
                <text:p>2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493.5">
                <text:p>2149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8262.5">
                <text:p>1826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288.5">
                <text:p>2228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043">
                <text:p>2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4309.5">
                <text:p>2430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026">
                <text:p>25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8474.5">
                <text:p>1847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3857.5">
                <text:p>2385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2484">
                <text:p>22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1909.5">
                <text:p>2190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0218.5">
                <text:p>2021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3939.5">
                <text:p>23939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0022.5">
                <text:p>2002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16602.5">
                <text:p>1660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1257.5">
                <text:p>2125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0909">
                <text:p>2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1826">
                <text:p>218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674">
                <text:p>25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731">
                <text:p>21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3006.5">
                <text:p>2300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976">
                <text:p>209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0495.5">
                <text:p>20495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19611.5">
                <text:p>1961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9053.5">
                <text:p>19053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0510.5">
                <text:p>2051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2551.5">
                <text:p>2255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17014.5">
                <text:p>1701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7028.5">
                <text:p>27028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18822.5">
                <text:p>1882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0307.5">
                <text:p>2030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0452.5">
                <text:p>2045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3083.5">
                <text:p>2308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8864.5">
                <text:p>1886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231.5">
                <text:p>23231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16575.5">
                <text:p>1657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19047.5">
                <text:p>1904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18818.5">
                <text:p>1881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2367.5">
                <text:p>22367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19586.5">
                <text:p>19586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2841.5">
                <text:p>22841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382.5">
                <text:p>2238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706.5">
                <text:p>2370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2039.5">
                <text:p>220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2060.5">
                <text:p>2206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31023.5">
                <text:p>31023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397.5">
                <text:p>2039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0627.5">
                <text:p>2062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8188.5">
                <text:p>1818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1136.5">
                <text:p>2113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129.5">
                <text:p>22129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0438.5">
                <text:p>2043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2804.5">
                <text:p>2280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0459.5">
                <text:p>204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4859.5">
                <text:p>24859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6842">
                <text:p>26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0961">
                <text:p>20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0538.5">
                <text:p>2053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8225.5">
                <text:p>2822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164.5">
                <text:p>211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176">
                <text:p>281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0746">
                <text:p>20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1175.5">
                <text:p>2117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1332.5">
                <text:p>21332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16720.5">
                <text:p>1672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1573.5">
                <text:p>2157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0753">
                <text:p>207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3412.5">
                <text:p>2341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6292.5">
                <text:p>1629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4724">
                <text:p>247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282">
                <text:p>252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6725.5">
                <text:p>2672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1409.5">
                <text:p>2140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8175.5">
                <text:p>281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371.5">
                <text:p>2337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18195.5">
                <text:p>1819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0985">
                <text:p>20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7001.5">
                <text:p>1700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0678.5">
                <text:p>2067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17921.5">
                <text:p>17921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040.5">
                <text:p>2304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19326.5">
                <text:p>1932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1069.5">
                <text:p>21069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3574">
                <text:p>235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9551.5">
                <text:p>29551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18681.5">
                <text:p>1868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9727.5">
                <text:p>1972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7785.5">
                <text:p>2778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76.5">
                <text:p>20076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1012.5">
                <text:p>21012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377">
                <text:p>22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19406.5">
                <text:p>1940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5963.5">
                <text:p>2596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0971.5">
                <text:p>20971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19130.5">
                <text:p>1913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501">
                <text:p>225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0827.5">
                <text:p>2082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0445.5">
                <text:p>20445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74.5">
                <text:p>2767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2609">
                <text:p>226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85">
                <text:p>27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1497.5">
                <text:p>21497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2327">
                <text:p>22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4999">
                <text:p>24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3966.5">
                <text:p>2396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3773.5">
                <text:p>23773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1861.5">
                <text:p>2186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4683">
                <text:p>246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1357">
                <text:p>2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524.5">
                <text:p>215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18387.5">
                <text:p>1838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0390.5">
                <text:p>20390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1648.5">
                <text:p>21648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0406">
                <text:p>204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2078.5">
                <text:p>22078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19541.5">
                <text:p>19541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15892">
                <text:p>158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299.5">
                <text:p>2029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19629.5">
                <text:p>1962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3980.5">
                <text:p>2398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11">
                <text:p>264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070.5">
                <text:p>2507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72.5">
                <text:p>2557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5699.5">
                <text:p>25699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19187.5">
                <text:p>19187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515.5">
                <text:p>23515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0118">
                <text:p>2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1419.5">
                <text:p>21419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6180.5">
                <text:p>2618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19.5">
                <text:p>26119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468.5">
                <text:p>21468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566.5">
                <text:p>22566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028.5">
                <text:p>2402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518.5">
                <text:p>2351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19486.5">
                <text:p>19486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3974">
                <text:p>239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5865.5">
                <text:p>25865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16039.5">
                <text:p>16039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54.5">
                <text:p>1875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529.5">
                <text:p>23529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2300.5">
                <text:p>2230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1702.5">
                <text:p>2170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269.5">
                <text:p>2126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1873">
                <text:p>21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0749.5">
                <text:p>20749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15654.5">
                <text:p>1565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147">
                <text:p>26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3045.5">
                <text:p>23045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3676">
                <text:p>236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4453.5">
                <text:p>2445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3139.5">
                <text:p>2313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7757">
                <text:p>177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3547.5">
                <text:p>2354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9064.5">
                <text:p>2906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253">
                <text:p>242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2398.5">
                <text:p>2239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922">
                <text:p>189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308.5">
                <text:p>2030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959.5">
                <text:p>2295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3223.5">
                <text:p>2322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0315.5">
                <text:p>2031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1004.5">
                <text:p>2100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6496.5">
                <text:p>26496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19307.5">
                <text:p>19307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1616.5">
                <text:p>21616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18626">
                <text:p>18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4050.5">
                <text:p>2405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254.5">
                <text:p>2225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004">
                <text:p>26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19222.5">
                <text:p>1922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17409.5">
                <text:p>17409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19239.5">
                <text:p>1923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0892.5">
                <text:p>2089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1872.5">
                <text:p>2187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7477.5">
                <text:p>1747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7041.5">
                <text:p>2704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0684.5">
                <text:p>20684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19627.5">
                <text:p>1962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3465">
                <text:p>23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1538">
                <text:p>215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4014">
                <text:p>240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718.5">
                <text:p>24718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773.5">
                <text:p>19773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2215.5">
                <text:p>22215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1747.5">
                <text:p>2174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849">
                <text:p>208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19041.5">
                <text:p>1904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899.5">
                <text:p>23899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2284.5">
                <text:p>2228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6774.5">
                <text:p>267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3635.5">
                <text:p>2363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506.5">
                <text:p>20506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333.5">
                <text:p>22333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2826">
                <text:p>22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423.5">
                <text:p>20423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3054">
                <text:p>230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19958.5">
                <text:p>19958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386.5">
                <text:p>24386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2892.5">
                <text:p>22892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7686.5">
                <text:p>17686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18027.5">
                <text:p>1802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7049.5">
                <text:p>27049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0260.5">
                <text:p>2026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5694.5">
                <text:p>25694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425.5">
                <text:p>26425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18542.5">
                <text:p>1854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1048.5">
                <text:p>210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295.5">
                <text:p>22295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0836.5">
                <text:p>2083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0862.5">
                <text:p>208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6152.5">
                <text:p>2615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827.5">
                <text:p>2182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213.5">
                <text:p>22213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18891.5">
                <text:p>1889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2887">
                <text:p>228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3477.5">
                <text:p>2347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19181.5">
                <text:p>19181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132.5">
                <text:p>2113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17022.5">
                <text:p>1702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7034.5">
                <text:p>27034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18955.5">
                <text:p>18955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3328.5">
                <text:p>23328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100.5">
                <text:p>211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17960.5">
                <text:p>1796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2517">
                <text:p>225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250.5">
                <text:p>2125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825.5">
                <text:p>2082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7927.5">
                <text:p>1792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15077.5">
                <text:p>15077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995.5">
                <text:p>20995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8065">
                <text:p>28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3495.5">
                <text:p>23495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18494">
                <text:p>184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19190.5">
                <text:p>19190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202">
                <text:p>222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403.5">
                <text:p>21403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464.5">
                <text:p>2346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5022">
                <text:p>250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5151">
                <text:p>251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135.5">
                <text:p>23135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984.5">
                <text:p>259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0292">
                <text:p>202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4181.5">
                <text:p>24181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564.5">
                <text:p>2556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3417">
                <text:p>234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2182.5">
                <text:p>22182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1684">
                <text:p>216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8231">
                <text:p>282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6909">
                <text:p>269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19391.5">
                <text:p>19391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18725.5">
                <text:p>1872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19214.5">
                <text:p>1921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8798.5">
                <text:p>2879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0773.5">
                <text:p>20773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4244.5">
                <text:p>242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9565">
                <text:p>295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136.5">
                <text:p>23136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1235.5">
                <text:p>21235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258.5">
                <text:p>222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806">
                <text:p>248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1581">
                <text:p>21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19664.5">
                <text:p>1966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4429.5">
                <text:p>2442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4919.5">
                <text:p>24919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065.5">
                <text:p>210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3602.5">
                <text:p>23602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9767.5">
                <text:p>29767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18427.5">
                <text:p>1842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1758">
                <text:p>217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3141">
                <text:p>231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3751.5">
                <text:p>2375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6290.5">
                <text:p>2629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2618.5">
                <text:p>22618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17444.5">
                <text:p>1744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7681.5">
                <text:p>2768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9431.5">
                <text:p>29431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8646.5">
                <text:p>2864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19678.5">
                <text:p>196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1283">
                <text:p>2128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1600.5">
                <text:p>21600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4498.5">
                <text:p>24498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3545.5">
                <text:p>23545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68.5">
                <text:p>25268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1562.5">
                <text:p>21562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57.5">
                <text:p>2265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5526.5">
                <text:p>2552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0587">
                <text:p>205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2071.5">
                <text:p>22071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3937.5">
                <text:p>2393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18918.5">
                <text:p>18918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9401.5">
                <text:p>29401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30500.5">
                <text:p>30500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6162">
                <text:p>261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3192.5">
                <text:p>2319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048">
                <text:p>270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9142">
                <text:p>291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2824">
                <text:p>228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329.5">
                <text:p>2132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6749.5">
                <text:p>26749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1431">
                <text:p>214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4908">
                <text:p>249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6838.5">
                <text:p>26838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4859">
                <text:p>248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4416.5">
                <text:p>24416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8818">
                <text:p>288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151">
                <text:p>221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18782.5">
                <text:p>18782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3054.5">
                <text:p>2305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1910">
                <text:p>219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6930.5">
                <text:p>26930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027.5">
                <text:p>21027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9980.5">
                <text:p>29980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19646.5">
                <text:p>19646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3775">
                <text:p>237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32482.5">
                <text:p>32482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3067.5">
                <text:p>230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2587.5">
                <text:p>22587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615">
                <text:p>226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15898.5">
                <text:p>15898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19750.5">
                <text:p>1975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4713.5">
                <text:p>24713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218.5">
                <text:p>28218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18356.5">
                <text:p>18356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2687.5">
                <text:p>22687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2704.5">
                <text:p>2270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0210.5">
                <text:p>2021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6497">
                <text:p>2649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92.5">
                <text:p>22392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0173.5">
                <text:p>20173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30281">
                <text:p>302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5018.5">
                <text:p>25018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4539.5">
                <text:p>24539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0785.5">
                <text:p>20785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156">
                <text:p>241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7749.5">
                <text:p>27749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6429">
                <text:p>2642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5847.5">
                <text:p>25847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1506.5">
                <text:p>21506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30560">
                <text:p>305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618">
                <text:p>266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5353.5">
                <text:p>2535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2555.5">
                <text:p>225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19087.5">
                <text:p>19087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18783.5">
                <text:p>18783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1226">
                <text:p>212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5356.5">
                <text:p>2535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243.5">
                <text:p>2524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1727.5">
                <text:p>217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8717">
                <text:p>287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7889.5">
                <text:p>2788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6157.5">
                <text:p>26157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4160.5">
                <text:p>24160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4847">
                <text:p>248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840">
                <text:p>268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4224">
                <text:p>242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031.5">
                <text:p>27031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987.5">
                <text:p>22987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026.5">
                <text:p>2502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5407.5">
                <text:p>2540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4615">
                <text:p>246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2400.5">
                <text:p>22400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6572.5">
                <text:p>2657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2005.5">
                <text:p>22005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8452">
                <text:p>284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4420.5">
                <text:p>24420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5539">
                <text:p>2553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19686.5">
                <text:p>19686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2024.5">
                <text:p>220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056.5">
                <text:p>21056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1080.5">
                <text:p>2108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33341">
                <text:p>333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6487">
                <text:p>2648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6444">
                <text:p>264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452">
                <text:p>264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4682.5">
                <text:p>2468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075.5">
                <text:p>2107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5493.5">
                <text:p>2549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8162">
                <text:p>281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7671.5">
                <text:p>27671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19037.5">
                <text:p>1903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7584.5">
                <text:p>27584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01">
                <text:p>226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65.5">
                <text:p>2336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3646">
                <text:p>236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2139">
                <text:p>221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008.5">
                <text:p>23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81.5">
                <text:p>24981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0498.5">
                <text:p>20498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5389.5">
                <text:p>25389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0446.5">
                <text:p>20446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0944.5">
                <text:p>20944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17497.5">
                <text:p>17497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411.5">
                <text:p>26411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2169.5">
                <text:p>22169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3362.5">
                <text:p>2336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419.5">
                <text:p>23419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18332.5">
                <text:p>1833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304">
                <text:p>2530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4313.5">
                <text:p>24313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4583.5">
                <text:p>24583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7957.5">
                <text:p>27957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1168.5">
                <text:p>21168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7406.5">
                <text:p>27406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2463.5">
                <text:p>2246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5488.5">
                <text:p>25488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2081.5">
                <text:p>22081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30867.5">
                <text:p>3086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3523">
                <text:p>235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5737">
                <text:p>2573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40.5">
                <text:p>26740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4222">
                <text:p>242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2137.5">
                <text:p>2213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9992">
                <text:p>299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7932.5">
                <text:p>27932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7464.5">
                <text:p>27464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838">
                <text:p>2783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2678.5">
                <text:p>22678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898.5">
                <text:p>2689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67">
                <text:p>252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8498.5">
                <text:p>2849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6701">
                <text:p>267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9346">
                <text:p>293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111.5">
                <text:p>26111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404.5">
                <text:p>22404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19965.5">
                <text:p>1996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16804.5">
                <text:p>16804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1480.5">
                <text:p>21480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9255">
                <text:p>29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660.5">
                <text:p>25660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7099.5">
                <text:p>2709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155.5">
                <text:p>24155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3734.5">
                <text:p>237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8301.5">
                <text:p>2830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2027">
                <text:p>220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19276.5">
                <text:p>19276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082">
                <text:p>2508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2653.5">
                <text:p>2265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928.5">
                <text:p>24928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561">
                <text:p>265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30885.5">
                <text:p>30885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2831.5">
                <text:p>2283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424.5">
                <text:p>23424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32417">
                <text:p>3241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5679.5">
                <text:p>2567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340.5">
                <text:p>2834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19178.5">
                <text:p>19178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884.5">
                <text:p>2388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5785.5">
                <text:p>25785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44.5">
                <text:p>2154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8679.5">
                <text:p>28679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5176">
                <text:p>25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6558.5">
                <text:p>26558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17457.5">
                <text:p>17457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211.5">
                <text:p>26211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31296.5">
                <text:p>31296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8147.5">
                <text:p>28147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17983.5">
                <text:p>17983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0765.5">
                <text:p>2076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9655.5">
                <text:p>29655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52">
                <text:p>263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3862.5">
                <text:p>23862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5454.5">
                <text:p>25454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640.5">
                <text:p>21640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1952.5">
                <text:p>21952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715.5">
                <text:p>2571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31520.5">
                <text:p>31520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601.5">
                <text:p>2360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18744.5">
                <text:p>18744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4913.5">
                <text:p>249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2526">
                <text:p>225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9612.5">
                <text:p>29612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467.5">
                <text:p>24467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7836">
                <text:p>278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30029.5">
                <text:p>30029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19496.5">
                <text:p>19496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8030">
                <text:p>280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8483">
                <text:p>284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31508.5">
                <text:p>31508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633.5">
                <text:p>276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6170.5">
                <text:p>26170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557">
                <text:p>2855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892">
                <text:p>268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9216">
                <text:p>292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1847.5">
                <text:p>21847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5571.5">
                <text:p>25571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4934">
                <text:p>2493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30948.5">
                <text:p>30948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7045.5">
                <text:p>27045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8401.5">
                <text:p>28401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5983.5">
                <text:p>25983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3033">
                <text:p>230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747.5">
                <text:p>24747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8468.5">
                <text:p>28468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427.5">
                <text:p>27427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9588.5">
                <text:p>2958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359">
                <text:p>2635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473.5">
                <text:p>20473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9026.5">
                <text:p>29026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8778">
                <text:p>2877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628.5">
                <text:p>26628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31164.5">
                <text:p>31164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4.5">
                <text:p>26514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922">
                <text:p>259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30282.5">
                <text:p>3028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6448.5">
                <text:p>26448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254.5">
                <text:p>29254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231.5">
                <text:p>2523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1787.5">
                <text:p>21787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6342.5">
                <text:p>26342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4715.5">
                <text:p>24715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4095.5">
                <text:p>24095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19957.5">
                <text:p>19957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753.5">
                <text:p>30753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083.5">
                <text:p>26083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6772.5">
                <text:p>2677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188">
                <text:p>251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7720.5">
                <text:p>27720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7973">
                <text:p>279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547.5">
                <text:p>2254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5232.5">
                <text:p>25232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361.5">
                <text:p>2436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2632.5">
                <text:p>2263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8534.5">
                <text:p>28534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31704.5">
                <text:p>31704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578.5">
                <text:p>27578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9459.5">
                <text:p>2945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30738.5">
                <text:p>30738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1954.5">
                <text:p>31954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30890.5">
                <text:p>30890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4175.5">
                <text:p>24175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2177.5">
                <text:p>2217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5212">
                <text:p>2521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31372">
                <text:p>3137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8957.5">
                <text:p>28957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436.5">
                <text:p>23436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4598.5">
                <text:p>24598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7189.5">
                <text:p>271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8999">
                <text:p>2899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1026.5">
                <text:p>21026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2861.5">
                <text:p>2286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8031.5">
                <text:p>28031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7431.5">
                <text:p>27431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2695.5">
                <text:p>22695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19776.5">
                <text:p>1977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8082">
                <text:p>280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32559.5">
                <text:p>32559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9817.5">
                <text:p>29817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549">
                <text:p>2354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8592">
                <text:p>285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214">
                <text:p>2821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08.5">
                <text:p>24708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5966.5">
                <text:p>25966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1207.5">
                <text:p>21207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1029.5">
                <text:p>31029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2740">
                <text:p>3274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8066.5">
                <text:p>2806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8568">
                <text:p>285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87">
                <text:p>2828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8776.5">
                <text:p>28776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7311.5">
                <text:p>2731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6419.5">
                <text:p>26419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2625.5">
                <text:p>2262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7705">
                <text:p>2770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470.5">
                <text:p>27470.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145.5">
                <text:p>27145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301">
                <text:p>3030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1440.5">
                <text:p>21440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3452.5">
                <text:p>23452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30529.5">
                <text:p>30529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5440.5">
                <text:p>25440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204">
                <text:p>2720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7651.5">
                <text:p>27651.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2970.5">
                <text:p>22970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30643.5">
                <text:p>30643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7694">
                <text:p>2769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9048">
                <text:p>2904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6048.5">
                <text:p>26048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327.5">
                <text:p>24327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7208.5">
                <text:p>2720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9420.5">
                <text:p>29420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7462.5">
                <text:p>27462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8753">
                <text:p>2875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2428.5">
                <text:p>22428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5382">
                <text:p>253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5646.5">
                <text:p>25646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6679">
                <text:p>2667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6698.5">
                <text:p>26698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674">
                <text:p>276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319">
                <text:p>243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9402">
                <text:p>29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4179.5">
                <text:p>24179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8733.5">
                <text:p>28733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7543.5">
                <text:p>27543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31901.5">
                <text:p>31901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6435.5">
                <text:p>26435.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783">
                <text:p>2678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4078.5">
                <text:p>24078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8346.5">
                <text:p>28346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8145.5">
                <text:p>2814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450.5">
                <text:p>25450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31870.5">
                <text:p>31870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762.5">
                <text:p>26762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18485.5">
                <text:p>18485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1341">
                <text:p>3134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9228.5">
                <text:p>2922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8542.5">
                <text:p>2854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31256.5">
                <text:p>31256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8086.5">
                <text:p>28086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6116">
                <text:p>2611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9798">
                <text:p>297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909.5">
                <text:p>27909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9723.5">
                <text:p>29723.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1223">
                <text:p>212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8479.5">
                <text:p>28479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424">
                <text:p>2842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8118.5">
                <text:p>28118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8825.5">
                <text:p>28825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18860.5">
                <text:p>18860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9954.5">
                <text:p>29954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130.5">
                <text:p>30130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5585.5">
                <text:p>25585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4153.5">
                <text:p>2415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9933.5">
                <text:p>2993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0431.5">
                <text:p>3043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9927.5">
                <text:p>29927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7630">
                <text:p>2763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8898">
                <text:p>2889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3482.5">
                <text:p>2348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8469.5">
                <text:p>28469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7319">
                <text:p>273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253">
                <text:p>2725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1374.5">
                <text:p>21374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30831.5">
                <text:p>30831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5767.5">
                <text:p>2576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7690.5">
                <text:p>27690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3324.5">
                <text:p>23324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5999.5">
                <text:p>25999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253">
                <text:p>282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30691">
                <text:p>30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